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59" style:family="table">
      <style:table-properties style:width="18.927cm" table:align="margins" style:shadow="#808080 0.079cm 0.079cm" style:writing-mode="lr-tb"/>
    </style:style>
    <style:style style:name="表格359.A" style:family="table-column">
      <style:table-column-properties style:column-width="4.904cm" style:rel-column-width="16981*"/>
    </style:style>
    <style:style style:name="表格359.B" style:family="table-column">
      <style:table-column-properties style:column-width="14.023cm" style:rel-column-width="48554*"/>
    </style:style>
    <style:style style:name="表格35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9.B1" style:family="table-cell">
      <style:table-cell-properties fo:background-color="#e6e6ff" fo:padding="0.097cm" fo:border="0.002cm solid #ffffff">
        <style:background-image/>
      </style:table-cell-properties>
    </style:style>
    <style:style style:name="表格359.A2" style:family="table-cell">
      <style:table-cell-properties fo:background-color="#e6e6ff" fo:padding="0.097cm" fo:border-left="0.002cm solid #ffffff" fo:border-right="none" fo:border-top="none" fo:border-bottom="0.002cm solid #ffffff">
        <style:background-image/>
      </style:table-cell-properties>
    </style:style>
    <style:style style:name="表格35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0" style:family="table">
      <style:table-properties style:width="19.006cm" table:align="margins" style:writing-mode="lr-tb"/>
    </style:style>
    <style:style style:name="表格360.A" style:family="table-column">
      <style:table-column-properties style:column-width="19.006cm" style:rel-column-width="65535*"/>
    </style:style>
    <style:style style:name="表格360.A1" style:family="table-cell">
      <style:table-cell-properties fo:background-color="#e6e6ff" fo:padding="0.097cm" fo:border="0.002cm solid #ffffff">
        <style:background-image/>
      </style:table-cell-properties>
    </style:style>
    <style:style style:name="表格361" style:family="table">
      <style:table-properties style:width="19.006cm" table:align="margins" style:writing-mode="lr-tb"/>
    </style:style>
    <style:style style:name="表格361.A" style:family="table-column">
      <style:table-column-properties style:column-width="19.006cm" style:rel-column-width="65535*"/>
    </style:style>
    <style:style style:name="表格361.A1" style:family="table-cell">
      <style:table-cell-properties fo:background-color="#e6e6ff" fo:padding="0.097cm" fo:border="0.002cm solid #ffffff">
        <style:background-image/>
      </style:table-cell-properties>
    </style:style>
    <style:style style:name="表格362" style:family="table">
      <style:table-properties style:width="19.006cm" table:align="margins" style:writing-mode="lr-tb"/>
    </style:style>
    <style:style style:name="表格362.A" style:family="table-column">
      <style:table-column-properties style:column-width="19.006cm" style:rel-column-width="65535*"/>
    </style:style>
    <style:style style:name="表格362.A1" style:family="table-cell">
      <style:table-cell-properties fo:background-color="#e6e6ff" fo:padding="0.097cm" fo:border="0.002cm solid #ffffff">
        <style:background-image/>
      </style:table-cell-properties>
    </style:style>
    <style:style style:name="表格363" style:family="table">
      <style:table-properties style:width="19.006cm" table:align="margins" style:writing-mode="lr-tb"/>
    </style:style>
    <style:style style:name="表格363.A" style:family="table-column">
      <style:table-column-properties style:column-width="19.006cm" style:rel-column-width="65535*"/>
    </style:style>
    <style:style style:name="表格363.A1" style:family="table-cell">
      <style:table-cell-properties fo:background-color="#e6e6ff" fo:padding="0.097cm" fo:border="0.002cm solid #ffffff">
        <style:background-image/>
      </style:table-cell-properties>
    </style:style>
    <style:style style:name="表格364" style:family="table">
      <style:table-properties style:width="19.006cm" table:align="margins" style:writing-mode="lr-tb"/>
    </style:style>
    <style:style style:name="表格364.A" style:family="table-column">
      <style:table-column-properties style:column-width="19.006cm" style:rel-column-width="65535*"/>
    </style:style>
    <style:style style:name="表格364.A1" style:family="table-cell">
      <style:table-cell-properties fo:background-color="#e6e6ff" fo:padding="0.097cm" fo:border="0.002cm solid #ffffff">
        <style:background-image/>
      </style:table-cell-properties>
    </style:style>
    <style:style style:name="表格365" style:family="table">
      <style:table-properties style:width="19.006cm" table:align="margins" style:writing-mode="lr-tb"/>
    </style:style>
    <style:style style:name="表格365.A" style:family="table-column">
      <style:table-column-properties style:column-width="19.006cm" style:rel-column-width="65535*"/>
    </style:style>
    <style:style style:name="表格365.A1" style:family="table-cell">
      <style:table-cell-properties fo:background-color="#e6e6ff" fo:padding="0.097cm" fo:border="0.002cm solid #ffffff">
        <style:background-image/>
      </style:table-cell-properties>
    </style:style>
    <style:style style:name="表格366" style:family="table">
      <style:table-properties style:width="19.006cm" table:align="margins" style:writing-mode="lr-tb"/>
    </style:style>
    <style:style style:name="表格366.A" style:family="table-column">
      <style:table-column-properties style:column-width="19.006cm" style:rel-column-width="65535*"/>
    </style:style>
    <style:style style:name="表格366.A1" style:family="table-cell">
      <style:table-cell-properties fo:background-color="#e6e6ff" fo:padding="0.097cm" fo:border="0.002cm solid #ffffff">
        <style:background-image/>
      </style:table-cell-properties>
    </style:style>
    <style:style style:name="表格367" style:family="table">
      <style:table-properties style:width="19.006cm" table:align="margins" style:writing-mode="lr-tb"/>
    </style:style>
    <style:style style:name="表格367.A" style:family="table-column">
      <style:table-column-properties style:column-width="19.006cm" style:rel-column-width="65535*"/>
    </style:style>
    <style:style style:name="表格367.A1" style:family="table-cell">
      <style:table-cell-properties fo:background-color="#e6e6ff" fo:padding="0.097cm" fo:border="0.002cm solid #ffffff">
        <style:background-image/>
      </style:table-cell-properties>
    </style:style>
    <style:style style:name="表格368" style:family="table">
      <style:table-properties style:width="19.006cm" table:align="margins" style:writing-mode="lr-tb"/>
    </style:style>
    <style:style style:name="表格368.A" style:family="table-column">
      <style:table-column-properties style:column-width="19.006cm" style:rel-column-width="65535*"/>
    </style:style>
    <style:style style:name="表格368.A1" style:family="table-cell">
      <style:table-cell-properties fo:background-color="#e6e6ff" fo:padding="0.097cm" fo:border="0.002cm solid #ffffff">
        <style:background-image/>
      </style:table-cell-properties>
    </style:style>
    <style:style style:name="表格369" style:family="table">
      <style:table-properties style:width="19.006cm" table:align="margins" style:writing-mode="lr-tb"/>
    </style:style>
    <style:style style:name="表格369.A" style:family="table-column">
      <style:table-column-properties style:column-width="19.006cm" style:rel-column-width="65535*"/>
    </style:style>
    <style:style style:name="表格369.A1" style:family="table-cell">
      <style:table-cell-properties fo:background-color="#e6e6ff" fo:padding="0.097cm" fo:border="0.002cm solid #ffffff">
        <style:background-image/>
      </style:table-cell-properties>
    </style:style>
    <style:style style:name="表格370" style:family="table">
      <style:table-properties style:width="19.006cm" table:align="margins" style:writing-mode="lr-tb"/>
    </style:style>
    <style:style style:name="表格370.A" style:family="table-column">
      <style:table-column-properties style:column-width="19.006cm" style:rel-column-width="65535*"/>
    </style:style>
    <style:style style:name="表格370.A1" style:family="table-cell">
      <style:table-cell-properties fo:background-color="#e6e6ff" fo:padding="0.097cm" fo:border="0.002cm solid #ffffff">
        <style:background-image/>
      </style:table-cell-properties>
    </style:style>
    <style:style style:name="表格371" style:family="table">
      <style:table-properties style:width="19.006cm" table:align="margins" style:writing-mode="lr-tb"/>
    </style:style>
    <style:style style:name="表格371.A" style:family="table-column">
      <style:table-column-properties style:column-width="19.006cm" style:rel-column-width="65535*"/>
    </style:style>
    <style:style style:name="表格371.A1" style:family="table-cell">
      <style:table-cell-properties fo:background-color="#e6e6ff" fo:padding="0.097cm" fo:border="0.002cm solid #ffffff">
        <style:background-image/>
      </style:table-cell-properties>
    </style:style>
    <style:style style:name="表格372" style:family="table">
      <style:table-properties style:width="19.006cm" table:align="margins" style:writing-mode="lr-tb"/>
    </style:style>
    <style:style style:name="表格372.A" style:family="table-column">
      <style:table-column-properties style:column-width="19.006cm" style:rel-column-width="65535*"/>
    </style:style>
    <style:style style:name="表格372.A1" style:family="table-cell">
      <style:table-cell-properties fo:background-color="#e6e6ff" fo:padding="0.097cm" fo:border="0.002cm solid #ffffff">
        <style:background-image/>
      </style:table-cell-properties>
    </style:style>
    <style:style style:name="表格373" style:family="table">
      <style:table-properties style:width="19.006cm" table:align="margins" style:writing-mode="lr-tb"/>
    </style:style>
    <style:style style:name="表格373.A" style:family="table-column">
      <style:table-column-properties style:column-width="19.006cm" style:rel-column-width="65535*"/>
    </style:style>
    <style:style style:name="表格373.A1" style:family="table-cell">
      <style:table-cell-properties fo:background-color="#e6e6ff" fo:padding="0.097cm" fo:border="0.002cm solid #ffffff">
        <style:background-image/>
      </style:table-cell-properties>
    </style:style>
    <style:style style:name="表格374" style:family="table">
      <style:table-properties style:width="19.006cm" table:align="margins" style:writing-mode="lr-tb"/>
    </style:style>
    <style:style style:name="表格374.A" style:family="table-column">
      <style:table-column-properties style:column-width="19.006cm" style:rel-column-width="65535*"/>
    </style:style>
    <style:style style:name="表格374.A1" style:family="table-cell">
      <style:table-cell-properties fo:background-color="#e6e6ff" fo:padding="0.097cm" fo:border="0.002cm solid #ffffff">
        <style:background-image/>
      </style:table-cell-properties>
    </style:style>
    <style:style style:name="表格375" style:family="table">
      <style:table-properties style:width="19.006cm" table:align="margins" style:writing-mode="lr-tb"/>
    </style:style>
    <style:style style:name="表格375.A" style:family="table-column">
      <style:table-column-properties style:column-width="19.006cm" style:rel-column-width="65535*"/>
    </style:style>
    <style:style style:name="表格375.A1" style:family="table-cell">
      <style:table-cell-properties fo:background-color="#e6e6ff" fo:padding="0.097cm" fo:border="0.002cm solid #ffffff">
        <style:background-image/>
      </style:table-cell-properties>
    </style:style>
    <style:style style:name="表格376" style:family="table">
      <style:table-properties style:width="19.006cm" table:align="margins" style:writing-mode="lr-tb"/>
    </style:style>
    <style:style style:name="表格376.A" style:family="table-column">
      <style:table-column-properties style:column-width="19.006cm" style:rel-column-width="65535*"/>
    </style:style>
    <style:style style:name="表格376.A1" style:family="table-cell">
      <style:table-cell-properties fo:background-color="#e6e6ff" fo:padding="0.097cm" fo:border="0.002cm solid #ffffff">
        <style:background-image/>
      </style:table-cell-properties>
    </style:style>
    <style:style style:name="表格377" style:family="table">
      <style:table-properties style:width="19.006cm" table:align="margins" style:writing-mode="lr-tb"/>
    </style:style>
    <style:style style:name="表格377.A" style:family="table-column">
      <style:table-column-properties style:column-width="19.006cm" style:rel-column-width="65535*"/>
    </style:style>
    <style:style style:name="表格377.A1" style:family="table-cell">
      <style:table-cell-properties fo:background-color="#e6e6ff" fo:padding="0.097cm" fo:border="0.002cm solid #ffffff">
        <style:background-image/>
      </style:table-cell-properties>
    </style:style>
    <style:style style:name="表格378" style:family="table">
      <style:table-properties style:width="19.006cm" table:align="margins" style:writing-mode="lr-tb"/>
    </style:style>
    <style:style style:name="表格378.A" style:family="table-column">
      <style:table-column-properties style:column-width="19.006cm" style:rel-column-width="65535*"/>
    </style:style>
    <style:style style:name="表格378.A1" style:family="table-cell">
      <style:table-cell-properties fo:background-color="#e6e6ff" fo:padding="0.097cm" fo:border="0.002cm solid #ffffff">
        <style:background-image/>
      </style:table-cell-properties>
    </style:style>
    <style:style style:name="表格379" style:family="table">
      <style:table-properties style:width="19.006cm" table:align="margins" style:writing-mode="lr-tb"/>
    </style:style>
    <style:style style:name="表格379.A" style:family="table-column">
      <style:table-column-properties style:column-width="19.006cm" style:rel-column-width="65535*"/>
    </style:style>
    <style:style style:name="表格379.A1" style:family="table-cell">
      <style:table-cell-properties fo:background-color="#e6e6ff" fo:padding="0.097cm" fo:border="0.002cm solid #ffffff">
        <style:background-image/>
      </style:table-cell-properties>
    </style:style>
    <style:style style:name="表格380" style:family="table">
      <style:table-properties style:width="19.006cm" table:align="margins" style:writing-mode="lr-tb"/>
    </style:style>
    <style:style style:name="表格380.A" style:family="table-column">
      <style:table-column-properties style:column-width="19.006cm" style:rel-column-width="65535*"/>
    </style:style>
    <style:style style:name="表格380.A1" style:family="table-cell">
      <style:table-cell-properties fo:background-color="#e6e6ff" fo:padding="0.097cm" fo:border="0.002cm solid #ffffff">
        <style:background-image/>
      </style:table-cell-properties>
    </style:style>
    <style:style style:name="表格381" style:family="table">
      <style:table-properties style:width="19.006cm" table:align="margins" style:writing-mode="lr-tb"/>
    </style:style>
    <style:style style:name="表格381.A" style:family="table-column">
      <style:table-column-properties style:column-width="19.006cm" style:rel-column-width="65535*"/>
    </style:style>
    <style:style style:name="表格381.A1" style:family="table-cell">
      <style:table-cell-properties fo:background-color="#e6e6ff" fo:padding="0.097cm" fo:border="0.002cm solid #ffffff">
        <style:background-image/>
      </style:table-cell-properties>
    </style:style>
    <style:style style:name="表格382" style:family="table">
      <style:table-properties style:width="19.006cm" table:align="margins" style:writing-mode="lr-tb"/>
    </style:style>
    <style:style style:name="表格382.A" style:family="table-column">
      <style:table-column-properties style:column-width="19.006cm" style:rel-column-width="65535*"/>
    </style:style>
    <style:style style:name="表格382.A1" style:family="table-cell">
      <style:table-cell-properties fo:background-color="#e6e6ff" fo:padding="0.097cm" fo:border="0.002cm solid #ffffff">
        <style:background-image/>
      </style:table-cell-properties>
    </style:style>
    <style:style style:name="表格383" style:family="table">
      <style:table-properties style:width="19.006cm" table:align="margins" style:writing-mode="lr-tb"/>
    </style:style>
    <style:style style:name="表格383.A" style:family="table-column">
      <style:table-column-properties style:column-width="19.006cm" style:rel-column-width="65535*"/>
    </style:style>
    <style:style style:name="表格383.A1" style:family="table-cell">
      <style:table-cell-properties fo:background-color="#e6e6ff" fo:padding="0.097cm" fo:border="0.002cm solid #ffffff">
        <style:background-image/>
      </style:table-cell-properties>
    </style:style>
    <style:style style:name="表格384" style:family="table">
      <style:table-properties style:width="19.006cm" table:align="margins" style:writing-mode="lr-tb"/>
    </style:style>
    <style:style style:name="表格384.A" style:family="table-column">
      <style:table-column-properties style:column-width="19.006cm" style:rel-column-width="65535*"/>
    </style:style>
    <style:style style:name="表格384.A1" style:family="table-cell">
      <style:table-cell-properties fo:background-color="#e6e6ff" fo:padding="0.097cm" fo:border="0.002cm solid #ffffff">
        <style:background-image/>
      </style:table-cell-properties>
    </style:style>
    <style:style style:name="表格385" style:family="table">
      <style:table-properties style:width="19.006cm" table:align="margins" style:writing-mode="lr-tb"/>
    </style:style>
    <style:style style:name="表格385.A" style:family="table-column">
      <style:table-column-properties style:column-width="19.006cm" style:rel-column-width="65535*"/>
    </style:style>
    <style:style style:name="表格385.A1" style:family="table-cell">
      <style:table-cell-properties fo:background-color="#e6e6ff" fo:padding="0.097cm" fo:border="0.002cm solid #ffffff">
        <style:background-image/>
      </style:table-cell-properties>
    </style:style>
    <style:style style:name="表格386" style:family="table">
      <style:table-properties style:width="19.006cm" table:align="margins" style:writing-mode="lr-tb"/>
    </style:style>
    <style:style style:name="表格386.A" style:family="table-column">
      <style:table-column-properties style:column-width="19.006cm" style:rel-column-width="65535*"/>
    </style:style>
    <style:style style:name="表格386.A1" style:family="table-cell">
      <style:table-cell-properties fo:background-color="#e6e6ff" fo:padding="0.097cm" fo:border="0.002cm solid #ffffff">
        <style:background-image/>
      </style:table-cell-properties>
    </style:style>
    <style:style style:name="表格387" style:family="table">
      <style:table-properties style:width="19.006cm" table:align="margins" style:writing-mode="lr-tb"/>
    </style:style>
    <style:style style:name="表格387.A" style:family="table-column">
      <style:table-column-properties style:column-width="19.006cm" style:rel-column-width="65535*"/>
    </style:style>
    <style:style style:name="表格387.A1" style:family="table-cell">
      <style:table-cell-properties fo:background-color="#e6e6ff" fo:padding="0.097cm" fo:border="0.002cm solid #ffffff">
        <style:background-image/>
      </style:table-cell-properties>
    </style:style>
    <style:style style:name="表格388" style:family="table">
      <style:table-properties style:width="19.006cm" table:align="margins" style:writing-mode="lr-tb"/>
    </style:style>
    <style:style style:name="表格388.A" style:family="table-column">
      <style:table-column-properties style:column-width="19.006cm" style:rel-column-width="65535*"/>
    </style:style>
    <style:style style:name="表格388.A1" style:family="table-cell">
      <style:table-cell-properties fo:background-color="#e6e6ff" fo:padding="0.097cm" fo:border="0.002cm solid #ffffff">
        <style:background-image/>
      </style:table-cell-properties>
    </style:style>
    <style:style style:name="表格389" style:family="table">
      <style:table-properties style:width="19.006cm" table:align="margins" style:writing-mode="lr-tb"/>
    </style:style>
    <style:style style:name="表格389.A" style:family="table-column">
      <style:table-column-properties style:column-width="19.006cm" style:rel-column-width="65535*"/>
    </style:style>
    <style:style style:name="表格389.A1" style:family="table-cell">
      <style:table-cell-properties fo:background-color="#e6e6ff" fo:padding="0.097cm" fo:border="0.002cm solid #ffffff">
        <style:background-image/>
      </style:table-cell-properties>
    </style:style>
    <style:style style:name="表格390" style:family="table">
      <style:table-properties style:width="19.006cm" table:align="margins" style:writing-mode="lr-tb"/>
    </style:style>
    <style:style style:name="表格390.A" style:family="table-column">
      <style:table-column-properties style:column-width="19.006cm" style:rel-column-width="65535*"/>
    </style:style>
    <style:style style:name="表格390.A1" style:family="table-cell">
      <style:table-cell-properties fo:background-color="#e6e6ff" fo:padding="0.097cm" fo:border="0.002cm solid #ffffff">
        <style:background-image/>
      </style:table-cell-properties>
    </style:style>
    <style:style style:name="表格391" style:family="table">
      <style:table-properties style:width="19.006cm" table:align="margins" style:writing-mode="lr-tb"/>
    </style:style>
    <style:style style:name="表格391.A" style:family="table-column">
      <style:table-column-properties style:column-width="19.006cm" style:rel-column-width="65535*"/>
    </style:style>
    <style:style style:name="表格391.A1" style:family="table-cell">
      <style:table-cell-properties fo:background-color="#e6e6ff" fo:padding="0.097cm" fo:border="0.002cm solid #ffffff">
        <style:background-image/>
      </style:table-cell-properties>
    </style:style>
    <style:style style:name="表格392" style:family="table">
      <style:table-properties style:width="19.006cm" table:align="margins" style:writing-mode="lr-tb"/>
    </style:style>
    <style:style style:name="表格392.A" style:family="table-column">
      <style:table-column-properties style:column-width="19.006cm" style:rel-column-width="65535*"/>
    </style:style>
    <style:style style:name="表格392.A1" style:family="table-cell">
      <style:table-cell-properties fo:background-color="#e6e6ff" fo:padding="0.097cm" fo:border="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3" style:family="table">
      <style:table-properties style:width="18.927cm" table:align="margins" style:shadow="#808080 0.079cm 0.079cm" style:writing-mode="lr-tb"/>
    </style:style>
    <style:style style:name="表格393.A" style:family="table-column">
      <style:table-column-properties style:column-width="6.267cm" style:rel-column-width="3568*"/>
    </style:style>
    <style:style style:name="表格393.B" style:family="table-column">
      <style:table-column-properties style:column-width="12.659cm" style:rel-column-width="7207*"/>
    </style:style>
    <style:style style:name="表格3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3.B1" style:family="table-cell">
      <style:table-cell-properties fo:background-color="#e6e6ff" fo:padding="0.097cm" fo:border="0.002cm solid #ffffff">
        <style:background-image/>
      </style:table-cell-properties>
    </style:style>
    <style:style style:name="表格393.A2" style:family="table-cell">
      <style:table-cell-properties fo:background-color="#e6e6ff" fo:padding="0.097cm" fo:border-left="0.002cm solid #ffffff" fo:border-right="none" fo:border-top="none" fo:border-bottom="0.002cm solid #ffffff">
        <style:background-image/>
      </style:table-cell-properties>
    </style:style>
    <style:style style:name="表格3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4" style:family="table">
      <style:table-properties style:width="19.006cm" table:align="margins" style:writing-mode="lr-tb"/>
    </style:style>
    <style:style style:name="表格394.A" style:family="table-column">
      <style:table-column-properties style:column-width="19.006cm" style:rel-column-width="65535*"/>
    </style:style>
    <style:style style:name="表格394.A1" style:family="table-cell">
      <style:table-cell-properties fo:background-color="#e6e6ff" fo:padding="0.097cm" fo:border="0.002cm solid #ffffff">
        <style:background-image/>
      </style:table-cell-properties>
    </style:style>
    <style:style style:name="表格395" style:family="table">
      <style:table-properties style:width="19.006cm" table:align="margins" style:writing-mode="lr-tb"/>
    </style:style>
    <style:style style:name="表格395.A" style:family="table-column">
      <style:table-column-properties style:column-width="19.006cm" style:rel-column-width="65535*"/>
    </style:style>
    <style:style style:name="表格395.A1" style:family="table-cell">
      <style:table-cell-properties fo:background-color="#e6e6ff" fo:padding="0.097cm" fo:border="0.002cm solid #ffffff">
        <style:background-image/>
      </style:table-cell-properties>
    </style:style>
    <style:style style:name="表格396" style:family="table">
      <style:table-properties style:width="18.927cm" table:align="margins" style:shadow="#808080 0.079cm 0.079cm" style:writing-mode="lr-tb"/>
    </style:style>
    <style:style style:name="表格396.A" style:family="table-column">
      <style:table-column-properties style:column-width="5.983cm" style:rel-column-width="20715*"/>
    </style:style>
    <style:style style:name="表格396.B" style:family="table-column">
      <style:table-column-properties style:column-width="12.943cm" style:rel-column-width="44820*"/>
    </style:style>
    <style:style style:name="表格3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6.B1" style:family="table-cell">
      <style:table-cell-properties fo:background-color="#e6e6ff" fo:padding="0.097cm" fo:border="0.002cm solid #ffffff">
        <style:background-image/>
      </style:table-cell-properties>
    </style:style>
    <style:style style:name="表格396.A2" style:family="table-cell">
      <style:table-cell-properties fo:background-color="#e6e6ff" fo:padding="0.097cm" fo:border-left="0.002cm solid #ffffff" fo:border-right="none" fo:border-top="none" fo:border-bottom="0.002cm solid #ffffff">
        <style:background-image/>
      </style:table-cell-properties>
    </style:style>
    <style:style style:name="表格3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7" style:family="table">
      <style:table-properties style:width="19.006cm" table:align="margins" style:writing-mode="lr-tb"/>
    </style:style>
    <style:style style:name="表格397.A" style:family="table-column">
      <style:table-column-properties style:column-width="19.006cm" style:rel-column-width="65535*"/>
    </style:style>
    <style:style style:name="表格397.A1" style:family="table-cell">
      <style:table-cell-properties fo:background-color="#e6e6ff" fo:padding="0.097cm" fo:border="0.002cm solid #ffffff">
        <style:background-image/>
      </style:table-cell-properties>
    </style:style>
    <style:style style:name="表格398" style:family="table">
      <style:table-properties style:width="19.006cm" table:align="margins" style:writing-mode="lr-tb"/>
    </style:style>
    <style:style style:name="表格398.A" style:family="table-column">
      <style:table-column-properties style:column-width="19.006cm" style:rel-column-width="65535*"/>
    </style:style>
    <style:style style:name="表格398.A1" style:family="table-cell">
      <style:table-cell-properties fo:background-color="#e6e6ff" fo:padding="0.097cm" fo:border="0.002cm solid #ffffff">
        <style:background-image/>
      </style:table-cell-properties>
    </style:style>
    <style:style style:name="表格399" style:family="table">
      <style:table-properties style:width="19.006cm" table:align="margins" style:writing-mode="lr-tb"/>
    </style:style>
    <style:style style:name="表格399.A" style:family="table-column">
      <style:table-column-properties style:column-width="19.006cm" style:rel-column-width="65535*"/>
    </style:style>
    <style:style style:name="表格399.A1" style:family="table-cell">
      <style:table-cell-properties fo:background-color="#e6e6ff" fo:padding="0.097cm" fo:border="0.002cm solid #ffffff">
        <style:background-image/>
      </style:table-cell-properties>
    </style:style>
    <style:style style:name="表格400" style:family="table">
      <style:table-properties style:width="19.006cm" table:align="margins" style:writing-mode="lr-tb"/>
    </style:style>
    <style:style style:name="表格400.A" style:family="table-column">
      <style:table-column-properties style:column-width="19.006cm" style:rel-column-width="65535*"/>
    </style:style>
    <style:style style:name="表格400.A1" style:family="table-cell">
      <style:table-cell-properties fo:background-color="#e6e6ff" fo:padding="0.097cm" fo:border="0.002cm solid #ffffff">
        <style:background-image/>
      </style:table-cell-properties>
    </style:style>
    <style:style style:name="表格401" style:family="table">
      <style:table-properties style:width="19.006cm" table:align="margins" style:writing-mode="lr-tb"/>
    </style:style>
    <style:style style:name="表格401.A" style:family="table-column">
      <style:table-column-properties style:column-width="19.006cm" style:rel-column-width="65535*"/>
    </style:style>
    <style:style style:name="表格401.A1" style:family="table-cell">
      <style:table-cell-properties fo:background-color="#e6e6ff" fo:padding="0.097cm" fo:border="0.002cm solid #ffffff">
        <style:background-image/>
      </style:table-cell-properties>
    </style:style>
    <style:style style:name="表格402" style:family="table">
      <style:table-properties style:width="19.006cm" table:align="margins" style:writing-mode="lr-tb"/>
    </style:style>
    <style:style style:name="表格402.A" style:family="table-column">
      <style:table-column-properties style:column-width="19.006cm" style:rel-column-width="65535*"/>
    </style:style>
    <style:style style:name="表格402.A1" style:family="table-cell">
      <style:table-cell-properties fo:background-color="#e6e6ff" fo:padding="0.097cm" fo:border="0.002cm solid #ffffff">
        <style:background-image/>
      </style:table-cell-properties>
    </style:style>
    <style:style style:name="表格403" style:family="table">
      <style:table-properties style:width="19.006cm" table:align="margins" style:writing-mode="lr-tb"/>
    </style:style>
    <style:style style:name="表格403.A" style:family="table-column">
      <style:table-column-properties style:column-width="19.006cm" style:rel-column-width="65535*"/>
    </style:style>
    <style:style style:name="表格403.A1" style:family="table-cell">
      <style:table-cell-properties fo:background-color="#e6e6ff" fo:padding="0.097cm" fo:border="0.002cm solid #ffffff">
        <style:background-image/>
      </style:table-cell-properties>
    </style:style>
    <style:style style:name="表格404" style:family="table">
      <style:table-properties style:width="19.006cm" table:align="margins" style:writing-mode="lr-tb"/>
    </style:style>
    <style:style style:name="表格404.A" style:family="table-column">
      <style:table-column-properties style:column-width="19.006cm" style:rel-column-width="65535*"/>
    </style:style>
    <style:style style:name="表格404.A1" style:family="table-cell">
      <style:table-cell-properties fo:background-color="#e6e6ff" fo:padding="0.097cm" fo:border="0.002cm solid #ffffff">
        <style:background-image/>
      </style:table-cell-properties>
    </style:style>
    <style:style style:name="表格405" style:family="table">
      <style:table-properties style:width="19.006cm" table:align="margins" style:writing-mode="lr-tb"/>
    </style:style>
    <style:style style:name="表格405.A" style:family="table-column">
      <style:table-column-properties style:column-width="19.006cm" style:rel-column-width="65535*"/>
    </style:style>
    <style:style style:name="表格405.A1" style:family="table-cell">
      <style:table-cell-properties fo:background-color="#e6e6ff" fo:padding="0.097cm" fo:border="0.002cm solid #ffffff">
        <style:background-image/>
      </style:table-cell-properties>
    </style:style>
    <style:style style:name="表格406" style:family="table">
      <style:table-properties style:width="19.006cm" table:align="margins" style:writing-mode="lr-tb"/>
    </style:style>
    <style:style style:name="表格406.A" style:family="table-column">
      <style:table-column-properties style:column-width="19.006cm" style:rel-column-width="65535*"/>
    </style:style>
    <style:style style:name="表格406.A1" style:family="table-cell">
      <style:table-cell-properties fo:background-color="#e6e6ff" fo:padding="0.097cm" fo:border="0.002cm solid #ffffff">
        <style:background-image/>
      </style:table-cell-properties>
    </style:style>
    <style:style style:name="表格407" style:family="table">
      <style:table-properties style:width="19.006cm" table:align="margins" style:writing-mode="lr-tb"/>
    </style:style>
    <style:style style:name="表格407.A" style:family="table-column">
      <style:table-column-properties style:column-width="19.006cm" style:rel-column-width="65535*"/>
    </style:style>
    <style:style style:name="表格407.A1" style:family="table-cell">
      <style:table-cell-properties fo:background-color="#e6e6ff" fo:padding="0.097cm" fo:border="0.002cm solid #ffffff">
        <style:background-image/>
      </style:table-cell-properties>
    </style:style>
    <style:style style:name="表格408" style:family="table">
      <style:table-properties style:width="19.006cm" table:align="margins" style:writing-mode="lr-tb"/>
    </style:style>
    <style:style style:name="表格408.A" style:family="table-column">
      <style:table-column-properties style:column-width="19.006cm" style:rel-column-width="65535*"/>
    </style:style>
    <style:style style:name="表格408.A1" style:family="table-cell">
      <style:table-cell-properties fo:background-color="#e6e6ff" fo:padding="0.097cm" fo:border="0.002cm solid #ffffff">
        <style:background-image/>
      </style:table-cell-properties>
    </style:style>
    <style:style style:name="表格409" style:family="table">
      <style:table-properties style:width="19.006cm" table:align="margins" style:writing-mode="lr-tb"/>
    </style:style>
    <style:style style:name="表格409.A" style:family="table-column">
      <style:table-column-properties style:column-width="19.006cm" style:rel-column-width="65535*"/>
    </style:style>
    <style:style style:name="表格409.A1" style:family="table-cell">
      <style:table-cell-properties fo:background-color="#e6e6ff" fo:padding="0.097cm" fo:border="0.002cm solid #ffffff">
        <style:background-image/>
      </style:table-cell-properties>
    </style:style>
    <style:style style:name="表格410" style:family="table">
      <style:table-properties style:width="19.006cm" table:align="margins" style:writing-mode="lr-tb"/>
    </style:style>
    <style:style style:name="表格410.A" style:family="table-column">
      <style:table-column-properties style:column-width="19.006cm" style:rel-column-width="65535*"/>
    </style:style>
    <style:style style:name="表格410.A1" style:family="table-cell">
      <style:table-cell-properties fo:background-color="#e6e6ff" fo:padding="0.097cm" fo:border="0.002cm solid #ffffff">
        <style:background-image/>
      </style:table-cell-properties>
    </style:style>
    <style:style style:name="表格411" style:family="table">
      <style:table-properties style:width="19.006cm" table:align="margins" style:writing-mode="lr-tb"/>
    </style:style>
    <style:style style:name="表格411.A" style:family="table-column">
      <style:table-column-properties style:column-width="19.006cm" style:rel-column-width="65535*"/>
    </style:style>
    <style:style style:name="表格411.A1" style:family="table-cell">
      <style:table-cell-properties fo:background-color="#e6e6ff" fo:padding="0.097cm" fo:border="0.002cm solid #ffffff">
        <style:background-image/>
      </style:table-cell-properties>
    </style:style>
    <style:style style:name="表格412" style:family="table">
      <style:table-properties style:width="19.006cm" table:align="margins" style:writing-mode="lr-tb"/>
    </style:style>
    <style:style style:name="表格412.A" style:family="table-column">
      <style:table-column-properties style:column-width="19.006cm" style:rel-column-width="65535*"/>
    </style:style>
    <style:style style:name="表格412.A1" style:family="table-cell">
      <style:table-cell-properties fo:background-color="#e6e6ff" fo:padding="0.097cm" fo:border="0.002cm solid #ffffff">
        <style:background-image/>
      </style:table-cell-properties>
    </style:style>
    <style:style style:name="表格413" style:family="table">
      <style:table-properties style:width="19.006cm" table:align="margins" style:writing-mode="lr-tb"/>
    </style:style>
    <style:style style:name="表格413.A" style:family="table-column">
      <style:table-column-properties style:column-width="19.006cm" style:rel-column-width="65535*"/>
    </style:style>
    <style:style style:name="表格413.A1" style:family="table-cell">
      <style:table-cell-properties fo:background-color="#e6e6ff" fo:padding="0.097cm" fo:border="0.002cm solid #ffffff">
        <style:background-image/>
      </style:table-cell-properties>
    </style:style>
    <style:style style:name="表格414" style:family="table">
      <style:table-properties style:width="19.006cm" table:align="margins" style:writing-mode="lr-tb"/>
    </style:style>
    <style:style style:name="表格414.A" style:family="table-column">
      <style:table-column-properties style:column-width="19.006cm" style:rel-column-width="65535*"/>
    </style:style>
    <style:style style:name="表格414.A1" style:family="table-cell">
      <style:table-cell-properties fo:background-color="#e6e6ff" fo:padding="0.097cm" fo:border="0.002cm solid #ffffff">
        <style:background-image/>
      </style:table-cell-properties>
    </style:style>
    <style:style style:name="表格415" style:family="table">
      <style:table-properties style:width="19.006cm" table:align="margins" style:writing-mode="lr-tb"/>
    </style:style>
    <style:style style:name="表格415.A" style:family="table-column">
      <style:table-column-properties style:column-width="19.006cm" style:rel-column-width="65535*"/>
    </style:style>
    <style:style style:name="表格415.A1" style:family="table-cell">
      <style:table-cell-properties fo:background-color="#e6e6ff" fo:padding="0.097cm" fo:border="0.002cm solid #ffffff">
        <style:background-image/>
      </style:table-cell-properties>
    </style:style>
    <style:style style:name="表格416" style:family="table">
      <style:table-properties style:width="19.006cm" table:align="margins" style:writing-mode="lr-tb"/>
    </style:style>
    <style:style style:name="表格416.A" style:family="table-column">
      <style:table-column-properties style:column-width="19.006cm" style:rel-column-width="65535*"/>
    </style:style>
    <style:style style:name="表格41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Heading_20_1" style:list-style-name="WW8Num13">
      <style:paragraph-properties fo:margin-left="0.75cm" fo:margin-right="0cm" fo:text-indent="-0.75cm" style:auto-text-indent="false"/>
    </style:style>
    <style:style style:name="P5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5"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5637267" text:style-name="WW8Num13">
        <text:list-item>
          <text:h text:style-name="P51" text:outline-level="1"><text:soft-page-break/>概述</text:h>
          <text:list>
            <text:list-item>
              <text:h text:style-name="P55"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7426452" text:continue-numbering="true" text:style-name="WW8Num13">
        <text:list-item>
          <text:h text:style-name="P52" text:outline-level="1"><text:soft-page-break/>libcstl库的基本结构</text:h>
          <text:list>
            <text:list-item>
              <text:h text:style-name="P5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415924" text:continue-numbering="true" text:style-name="WW8Num13">
        <text:list-item>
          <text:list>
            <text:list-item>
              <text:h text:style-name="P64"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37426283" text:continue-numbering="true" text:style-name="WW8Num13">
        <text:list-item>
          <text:list>
            <text:list-item>
              <text:h text:style-name="P60"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37431559" text:continue-numbering="true" text:style-name="WW8Num13">
        <text:list-item>
          <text:list>
            <text:list-item>
              <text:h text:style-name="P60"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37405356" text:continue-numbering="true" text:style-name="WW8Num13">
        <text:list-item>
          <text:list>
            <text:list-item>
              <text:h text:style-name="P60"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37432337" text:continue-numbering="true" text:style-name="WW8Num13">
        <text:list-item>
          <text:h text:style-name="P52"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410776" text:continue-numbering="true" text:style-name="WW8Num13">
        <text:list-item>
          <text:list>
            <text:list-item>
              <text:h text:style-name="P6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436637" text:continue-numbering="true" text:style-name="WW8Num13">
        <text:list-item>
          <text:list>
            <text:list-item>
              <text:h text:style-name="P6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434813" text:continue-numbering="true" text:style-name="WW8Num13">
        <text:list-item>
          <text:list>
            <text:list-item>
              <text:h text:style-name="P5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418032" text:continue-numbering="true" text:style-name="WW8Num13">
        <text:list-item>
          <text:h text:style-name="P5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429193" text:continue-numbering="true" text:style-name="WW8Num13">
        <text:list-item>
          <text:list>
            <text:list-item>
              <text:h text:style-name="P6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421878" text:continue-numbering="true" text:style-name="WW8Num13">
        <text:list-item>
          <text:list>
            <text:list-item>
              <text:h text:style-name="P6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37426587" text:continue-numbering="true" text:style-name="WW8Num13">
        <text:list-item>
          <text:list>
            <text:list-item>
              <text:h text:style-name="P6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427988" text:continue-numbering="true" text:style-name="WW8Num13">
        <text:list-item>
          <text:list>
            <text:list-item>
              <text:h text:style-name="P63"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436797" text:continue-numbering="true" text:style-name="WW8Num13">
        <text:list-item>
          <text:list>
            <text:list-item>
              <text:h text:style-name="P63"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405681" text:continue-numbering="true" text:style-name="WW8Num13">
        <text:list-item>
          <text:list>
            <text:list-item>
              <text:h text:style-name="P6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26741" text:continue-numbering="true" text:style-name="WW8Num13">
        <text:list-item>
          <text:h text:style-name="P53"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37430417" text:continue-numbering="true" text:style-name="WW8Num13">
        <text:list-item>
          <text:list>
            <text:list-item>
              <text:h text:style-name="P60"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37423556" text:continue-numbering="true" text:style-name="WW8Num13">
        <text:list-item>
          <text:list>
            <text:list-item>
              <text:h text:style-name="P60"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37423707" text:continue-numbering="true" text:style-name="WW8Num13">
        <text:list-item>
          <text:list>
            <text:list-item>
              <text:h text:style-name="P60"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37426528" text:continue-numbering="true" text:style-name="WW8Num13">
        <text:list-item>
          <text:list>
            <text:list-item>
              <text:h text:style-name="P60"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35042" text:continue-numbering="true" text:style-name="WW8Num13">
        <text:list-item>
          <text:h text:style-name="P53"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37425933" text:continue-numbering="true" text:style-name="WW8Num13">
        <text:list-item>
          <text:list>
            <text:list-item>
              <text:h text:style-name="P63"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37415291" text:continue-numbering="true" text:style-name="WW8Num13">
        <text:list-item>
          <text:list>
            <text:list-item>
              <text:h text:style-name="P63"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37412779" text:continue-numbering="true" text:style-name="WW8Num13">
        <text:list-item>
          <text:list>
            <text:list-item>
              <text:h text:style-name="P63"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37428414" text:continue-numbering="true" text:style-name="WW8Num13">
        <text:list-item>
          <text:list>
            <text:list-item>
              <text:h text:style-name="P60"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37430462"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435072" text:continue-numbering="true" text:style-name="WW8Num13">
        <text:list-item>
          <text:list>
            <text:list-item>
              <text:h text:style-name="P60"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24812" text:continue-numbering="true" text:style-name="WW8Num13">
        <text:list-item>
          <text:h text:style-name="P53"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37420030" text:continue-numbering="true" text:style-name="WW8Num13">
        <text:list-item>
          <text:list>
            <text:list-item>
              <text:h text:style-name="P63"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37435896" text:continue-numbering="true" text:style-name="WW8Num13">
        <text:list-item>
          <text:list>
            <text:list-item>
              <text:h text:style-name="P63"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37421225" text:continue-numbering="true" text:style-name="WW8Num13">
        <text:list-item>
          <text:list>
            <text:list-item>
              <text:h text:style-name="P63"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37434824" text:continue-numbering="true" text:style-name="WW8Num13">
        <text:list-item>
          <text:list>
            <text:list-item>
              <text:h text:style-name="P63"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37428405" text:continue-numbering="true" text:style-name="WW8Num13">
        <text:list-item>
          <text:list>
            <text:list-item>
              <text:h text:style-name="P60"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37433719"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05811" text:continue-numbering="true" text:style-name="WW8Num13">
        <text:list-item>
          <text:h text:style-name="P53"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37409189" text:continue-numbering="true" text:style-name="WW8Num13">
        <text:list-item>
          <text:list>
            <text:list-item>
              <text:h text:style-name="P62"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37416205" text:continue-numbering="true" text:style-name="WW8Num13">
        <text:list-item>
          <text:list>
            <text:list-item>
              <text:h text:style-name="P62"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37410089" text:continue-numbering="true" text:style-name="WW8Num13">
        <text:list-item>
          <text:list>
            <text:list-item>
              <text:h text:style-name="P62"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37430964" text:continue-numbering="true" text:style-name="WW8Num13">
        <text:list-item>
          <text:list>
            <text:list-item>
              <text:h text:style-name="P60"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37432589" text:continue-numbering="true" text:style-name="WW8Num13">
        <text:list-item>
          <text:list>
            <text:list-item>
              <text:h text:style-name="P60"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37429544" text:continue-numbering="true" text:style-name="WW8Num13">
        <text:list-item>
          <text:list>
            <text:list-item>
              <text:h text:style-name="P60"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23595" text:continue-numbering="true" text:style-name="WW8Num13">
        <text:list-item>
          <text:h text:style-name="P53"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434352" text:continue-numbering="true" text:style-name="WW8Num13">
        <text:list-item>
          <text:list>
            <text:list-item>
              <text:h text:style-name="P56"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433532" text:continue-numbering="true" text:style-name="WW8Num13">
        <text:list-item>
          <text:list>
            <text:list-item>
              <text:h text:style-name="P56"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37426305" text:continue-numbering="true" text:style-name="WW8Num13">
        <text:list-item>
          <text:list>
            <text:list-item>
              <text:h text:style-name="P56"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37436401" text:continue-numbering="true" text:style-name="WW8Num13">
        <text:list-item>
          <text:list>
            <text:list-item>
              <text:h text:style-name="P60"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37415854" text:continue-numbering="true" text:style-name="WW8Num13">
        <text:list-item>
          <text:list>
            <text:list-item>
              <text:h text:style-name="P60"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37409109"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08864" text:continue-numbering="true" text:style-name="WW8Num13">
        <text:list-item>
          <text:h text:style-name="P53"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37411704" text:continue-numbering="true" text:style-name="WW8Num13">
        <text:list-item>
          <text:list>
            <text:list-item>
              <text:h text:style-name="P56"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37427973" text:continue-numbering="true" text:style-name="WW8Num13">
        <text:list-item>
          <text:list>
            <text:list-item>
              <text:h text:style-name="P56"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37424922" text:continue-numbering="true" text:style-name="WW8Num13">
        <text:list-item>
          <text:list>
            <text:list-item>
              <text:h text:style-name="P60"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37411637" text:continue-numbering="true" text:style-name="WW8Num13">
        <text:list-item>
          <text:list>
            <text:list-item>
              <text:h text:style-name="P60"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20223" text:continue-numbering="true" text:style-name="WW8Num13">
        <text:list-item>
          <text:h text:style-name="P53"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37407454" text:continue-numbering="true" text:style-name="WW8Num13">
        <text:list-item>
          <text:list>
            <text:list-item>
              <text:h text:style-name="P56"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37436581" text:continue-numbering="true" text:style-name="WW8Num13">
        <text:list-item>
          <text:list>
            <text:list-item>
              <text:h text:style-name="P56"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37434975" text:continue-numbering="true" text:style-name="WW8Num13">
        <text:list-item>
          <text:list>
            <text:list-item>
              <text:h text:style-name="P60"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37417419" text:continue-numbering="true" text:style-name="WW8Num13">
        <text:list-item>
          <text:list>
            <text:list-item>
              <text:h text:style-name="P60"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05917" text:continue-numbering="true" text:style-name="WW8Num13">
        <text:list-item>
          <text:h text:style-name="P53"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37420860" text:continue-numbering="true" text:style-name="WW8Num13">
        <text:list-item>
          <text:list>
            <text:list-item>
              <text:h text:style-name="P56"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37432302" text:continue-numbering="true" text:style-name="WW8Num13">
        <text:list-item>
          <text:list>
            <text:list-item>
              <text:h text:style-name="P56"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37416737" text:continue-numbering="true" text:style-name="WW8Num13">
        <text:list-item>
          <text:list>
            <text:list-item>
              <text:h text:style-name="P56"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37417908" text:continue-numbering="true" text:style-name="WW8Num13">
        <text:list-item>
          <text:list>
            <text:list-item>
              <text:h text:style-name="P60"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37436904"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37409374" text:continue-numbering="true" text:style-name="WW8Num13">
        <text:list-item>
          <text:list>
            <text:list-item>
              <text:h text:style-name="P60"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37425581" text:continue-numbering="true" text:style-name="WW8Num13">
        <text:list-item>
          <text:h text:style-name="P53"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37430086" text:continue-numbering="true" text:style-name="WW8Num13">
        <text:list-item>
          <text:list>
            <text:list-item>
              <text:h text:style-name="P56"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37417421" text:continue-numbering="true" text:style-name="WW8Num13">
        <text:list-item>
          <text:list>
            <text:list-item>
              <text:h text:style-name="P56" text:outline-level="2"><text:span text:style-name="T6">string</text:span><text:span text:style-name="T23">迭代</text:span>器</text:h>
            </text:list-item>
          </text:list>
        </text:list-item>
      </text:list>
      <text:p text:style-name="P22"><text:tab/>直接使用basic_string的迭代器作为string的迭代器。</text:p>
      <text:list xml:id="list37415095" text:continue-numbering="true" text:style-name="WW8Num13">
        <text:list-item>
          <text:list>
            <text:list-item>
              <text:h text:style-name="P56"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37410603" text:continue-numbering="true" text:style-name="WW8Num13">
        <text:list-item>
          <text:list>
            <text:list-item>
              <text:h text:style-name="P60"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37413469" text:continue-numbering="true" text:style-name="WW8Num13">
        <text:list-item>
          <text:list>
            <text:list-item>
              <text:h text:style-name="P60" text:outline-level="2">迭代器接口</text:h>
            </text:list-item>
          </text:list>
        </text:list-item>
      </text:list>
      <text:p text:style-name="P22"><text:tab/>由于直接使用basic_string迭代器作为实现，所以string并没有提供迭代器接口。</text:p>
      <text:list xml:id="list37424798" text:continue-numbering="true" text:style-name="WW8Num13">
        <text:list-item>
          <text:list>
            <text:list-item>
              <text:h text:style-name="P60"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37417416" text:continue-numbering="true" text:style-name="WW8Num13">
        <text:list-item>
          <text:h text:style-name="P53"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37413441" text:continue-numbering="true" text:style-name="WW8Num13">
        <text:list-item>
          <text:list>
            <text:list-item>
              <text:h text:style-name="P56"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37424645" text:continue-numbering="true" text:style-name="WW8Num13">
        <text:list-item>
          <text:list>
            <text:list-item>
              <text:h text:style-name="P63"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37417768" text:continue-numbering="true" text:style-name="WW8Num13">
        <text:list-item>
          <text:list>
            <text:list-item>
              <text:h text:style-name="P56"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37432882" text:continue-numbering="true" text:style-name="WW8Num13">
        <text:list-item>
          <text:list>
            <text:list-item>
              <text:h text:style-name="P60"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37426876" text:continue-numbering="true" text:style-name="WW8Num13">
        <text:list-item>
          <text:list>
            <text:list-item>
              <text:h text:style-name="P60"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37406347" text:continue-numbering="true" text:style-name="WW8Num13">
        <text:list-item>
          <text:list>
            <text:list-item>
              <text:h text:style-name="P60"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27670" text:continue-numbering="true" text:style-name="WW8Num13">
        <text:list-item>
          <text:h text:style-name="P54"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37412283" text:continue-numbering="true" text:style-name="WW8Num13">
        <text:list-item>
          <text:list>
            <text:list-item>
              <text:h text:style-name="P60"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35640088"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35633957"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37415135"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37409812" text:continue-list="list37412283" text:style-name="WW8Num13">
        <text:list-item>
          <text:list>
            <text:list-item>
              <text:h text:style-name="P60"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37419639" text:continue-numbering="true" text:style-name="WW8Num13">
        <text:list-item>
          <text:list>
            <text:list-item>
              <text:h text:style-name="P60"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37415099" text:continue-numbering="true" text:style-name="WW8Num13">
        <text:list-item>
          <text:list>
            <text:list-item>
              <text:h text:style-name="P60"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3">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3">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3">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3">void _rb_tree_init_copy_range(</text:p>
            <text:p text:style-name="P33"><text:s text:c="4"/>_rb_tree_t* pt_dest,</text:p>
            <text:p text:style-name="P33"><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3">void _rb_tree_init_copy_range_ex(</text:p>
            <text:p text:style-name="P33"><text:s text:c="4"/>_rb_tree_t* pt_dest,</text:p>
            <text:p text:style-name="P33"><text:s text:c="4"/>_rb_tree_iterator_t it_begin, _rb_tree_iterator_t it_end,</text:p>
            <text:p text:style-name="P33"><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3">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3">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3">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3"><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3">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3">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3">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3">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3">_rb_tree_iterator_t _rb_tree_find(</text:p>
            <text:p text:style-name="P33"><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3">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3">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3">_rb_tree_iterator_t _rb_tree_lower_bound(</text:p>
            <text:p text:style-name="P33"><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3">_rb_tree_iterator_t _rb_tree_upper_bound(</text:p>
            <text:p text:style-name="P33"><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3">range_t _rb_tree_equal_range(</text:p>
            <text:p text:style-name="P33"><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3">bool_t _rb_tree_equal(</text:p>
            <text:p text:style-name="P33"><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3">bool_t _rb_tree_not_equal(</text:p>
            <text:p text:style-name="P33"><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3">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3">bool_t _rb_tree_less_equal(</text:p>
            <text:p text:style-name="P33"><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3">bool_t _rb_tree_greater(</text:p>
            <text:p text:style-name="P33"><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3">bool_t _rb_tree_greater_equal(</text:p>
            <text:p text:style-name="P33"><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3">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3"><text:span text:style-name="T25">_rb_tree_iterator_t</text:span> _rb_tree_insert_unique(</text:p>
            <text:p text:style-name="P33"><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3"><text:span text:style-name="T25">_rb_tree_iterator_t</text:span> _rb_tree_insert_equal(</text:p>
            <text:p text:style-name="P33"><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3"><text:span text:style-name="T25">void</text:span> _rb_tree_insert_unique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3"><text:span text:style-name="T25">void</text:span> _rb_tree_insert_equal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3">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3">void _rb_tree_erase_range(_rb_tree_t* pt_rb_tree,</text:p>
            <text:p text:style-name="P33"><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3">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37417068" text:continue-numbering="true" text:style-name="WW8Num13">
        <text:list-item>
          <text:list>
            <text:list-item>
              <text:h text:style-name="P60"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37437009" text:continue-numbering="true" text:style-name="WW8Num13">
        <text:list-item>
          <text:list>
            <text:list-item>
              <text:h text:style-name="P60"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09456" text:continue-numbering="true" text:style-name="WW8Num13">
        <text:list-item>
          <text:h text:style-name="P53" text:outline-level="1"><text:soft-page-break/>set和<text:span text:style-name="T20">multiset</text:span></text:h>
          <text:list>
            <text:list-item>
              <text:h text:style-name="P56"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37410621" text:continue-numbering="true" text:style-name="WW8Num13">
        <text:list-item>
          <text:list>
            <text:list-item>
              <text:h text:style-name="P56"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37425838" text:continue-numbering="true" text:style-name="WW8Num13">
        <text:list-item>
          <text:list>
            <text:list-item>
              <text:h text:style-name="P59"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3">typedef struct _tagset</text:p>
            <text:p text:style-name="P33">{ </text:p>
            <text:p text:style-name="P33">#ifdef CSTL_SET_AVL_TREE</text:p>
            <text:p text:style-name="P33"><text:s text:c="4"/>_avl_tree_t _t_tree;</text:p>
            <text:p text:style-name="P33">#else</text:p>
            <text:p text:style-name="P33"><text:s text:c="4"/>_rb_tree_t <text:s/>_t_tree;</text:p>
            <text:p text:style-name="P33">}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3">typedef struct _tagmultiset</text:p>
            <text:p text:style-name="P33">{ </text:p>
            <text:p text:style-name="P33">#ifdef CSTL_SET_AVL_TREE</text:p>
            <text:p text:style-name="P33"><text:s text:c="4"/>_avl_tree_t _t_tree;</text:p>
            <text:p text:style-name="P33">#else</text:p>
            <text:p text:style-name="P33"><text:s text:c="4"/>_rb_tree_t <text:s/>_t_tree;</text:p>
            <text:p text:style-name="P33">}multiset_t;</text:p>
          </table:table-cell>
        </table:table-row>
      </table:table>
      <text:p text:style-name="P22"><text:tab/>可以通过配置来决定使用avl tree还是使用rb tree作为底层实现。</text:p>
      <text:p text:style-name="P22"/>
      <text:p text:style-name="P22"/>
      <text:list xml:id="list37428223" text:continue-numbering="true" text:style-name="WW8Num13">
        <text:list-item>
          <text:list>
            <text:list-item>
              <text:h text:style-name="P60" text:outline-level="2"><text:soft-page-break/>外部接口</text:h>
            </text:list-item>
          </text:list>
        </text:list-item>
      </text:list>
      <text:p text:style-name="P22"><text:tab/>set提供的外部接口提供给用户使用。</text:p>
      <table:table table:name="表格359" table:style-name="表格359">
        <table:table-column table:style-name="表格359.A"/>
        <table:table-column table:style-name="表格359.B"/>
        <table:table-row>
          <table:table-cell table:style-name="表格359.A1" office:value-type="string">
            <text:p text:style-name="Table_20_Contents">create_set</text:p>
          </table:table-cell>
          <table:table-cell table:style-name="表格359.B1" office:value-type="string">
            <text:p text:style-name="Table_20_Contents">创建set容器。</text:p>
          </table:table-cell>
        </table:table-row>
        <table:table-row>
          <table:table-cell table:style-name="表格359.A2" office:value-type="string">
            <text:p text:style-name="Table_20_Contents">set_init</text:p>
          </table:table-cell>
          <table:table-cell table:style-name="表格359.B2" office:value-type="string">
            <text:p text:style-name="Table_20_Contents">初始化set容器。</text:p>
          </table:table-cell>
        </table:table-row>
        <table:table-row>
          <table:table-cell table:style-name="表格359.A2" office:value-type="string">
            <text:p text:style-name="Table_20_Contents">set_init_ex</text:p>
          </table:table-cell>
          <table:table-cell table:style-name="表格359.B2" office:value-type="string">
            <text:p text:style-name="Table_20_Contents">使用自定义比较规则初始化set容器。</text:p>
          </table:table-cell>
        </table:table-row>
        <table:table-row>
          <table:table-cell table:style-name="表格359.A2" office:value-type="string">
            <text:p text:style-name="Table_20_Contents">set_init_copy</text:p>
          </table:table-cell>
          <table:table-cell table:style-name="表格359.B2" office:value-type="string">
            <text:p text:style-name="Table_20_Contents">使用存在的set容器进行初始化。</text:p>
          </table:table-cell>
        </table:table-row>
        <table:table-row>
          <table:table-cell table:style-name="表格359.A2" office:value-type="string">
            <text:p text:style-name="Table_20_Contents">set_init_copy_range</text:p>
          </table:table-cell>
          <table:table-cell table:style-name="表格359.B2" office:value-type="string">
            <text:p text:style-name="Table_20_Contents">使用指定的数据区间进行初始化。</text:p>
          </table:table-cell>
        </table:table-row>
        <table:table-row>
          <table:table-cell table:style-name="表格359.A2" office:value-type="string">
            <text:p text:style-name="Table_20_Contents">set_init_copy_range_ex</text:p>
          </table:table-cell>
          <table:table-cell table:style-name="表格359.B2" office:value-type="string">
            <text:p text:style-name="Table_20_Contents">使用指定的数据区间和比较函数进行初始化。</text:p>
          </table:table-cell>
        </table:table-row>
        <table:table-row>
          <table:table-cell table:style-name="表格359.A2" office:value-type="string">
            <text:p text:style-name="Table_20_Contents">set_destroy</text:p>
          </table:table-cell>
          <table:table-cell table:style-name="表格359.B2" office:value-type="string">
            <text:p text:style-name="Table_20_Contents">销毁set容器。</text:p>
          </table:table-cell>
        </table:table-row>
        <table:table-row>
          <table:table-cell table:style-name="表格359.A2" office:value-type="string">
            <text:p text:style-name="Table_20_Contents">set_assign</text:p>
          </table:table-cell>
          <table:table-cell table:style-name="表格359.B2" office:value-type="string">
            <text:p text:style-name="Table_20_Contents">使用存在的set容器赋值。</text:p>
          </table:table-cell>
        </table:table-row>
        <table:table-row>
          <table:table-cell table:style-name="表格359.A2" office:value-type="string">
            <text:p text:style-name="Table_20_Contents">set_size</text:p>
          </table:table-cell>
          <table:table-cell table:style-name="表格359.B2" office:value-type="string">
            <text:p text:style-name="Table_20_Contents">返回set容器中数据的数量。</text:p>
          </table:table-cell>
        </table:table-row>
        <table:table-row>
          <table:table-cell table:style-name="表格359.A2" office:value-type="string">
            <text:p text:style-name="Table_20_Contents">set_empty</text:p>
          </table:table-cell>
          <table:table-cell table:style-name="表格359.B2" office:value-type="string">
            <text:p text:style-name="Table_20_Contents">判断set容器是否为空。</text:p>
          </table:table-cell>
        </table:table-row>
        <table:table-row>
          <table:table-cell table:style-name="表格359.A2" office:value-type="string">
            <text:p text:style-name="Table_20_Contents">set_max_size</text:p>
          </table:table-cell>
          <table:table-cell table:style-name="表格359.B2" office:value-type="string">
            <text:p text:style-name="Table_20_Contents">返回set容器中能够保存数据的最大数量。</text:p>
          </table:table-cell>
        </table:table-row>
        <table:table-row>
          <table:table-cell table:style-name="表格359.A2" office:value-type="string">
            <text:p text:style-name="Table_20_Contents">set_begin</text:p>
          </table:table-cell>
          <table:table-cell table:style-name="表格359.B2" office:value-type="string">
            <text:p text:style-name="Table_20_Contents">返回指向set容器的第一个数据的迭代器。</text:p>
          </table:table-cell>
        </table:table-row>
        <table:table-row>
          <table:table-cell table:style-name="表格359.A2" office:value-type="string">
            <text:p text:style-name="Table_20_Contents">set_end</text:p>
          </table:table-cell>
          <table:table-cell table:style-name="表格359.B2" office:value-type="string">
            <text:p text:style-name="Table_20_Contents">返回指向set容器末尾的迭代器。</text:p>
          </table:table-cell>
        </table:table-row>
        <table:table-row>
          <table:table-cell table:style-name="表格359.A2" office:value-type="string">
            <text:p text:style-name="Table_20_Contents">set_key_comp</text:p>
          </table:table-cell>
          <table:table-cell table:style-name="表格359.B2" office:value-type="string">
            <text:p text:style-name="Table_20_Contents">返回set容器中的键比较规则。</text:p>
          </table:table-cell>
        </table:table-row>
        <table:table-row>
          <table:table-cell table:style-name="表格359.A2" office:value-type="string">
            <text:p text:style-name="Table_20_Contents">set_value_comp</text:p>
          </table:table-cell>
          <table:table-cell table:style-name="表格359.B2" office:value-type="string">
            <text:p text:style-name="Table_20_Contents">返回set容器中的数据比较规则。</text:p>
          </table:table-cell>
        </table:table-row>
        <table:table-row>
          <table:table-cell table:style-name="表格359.A2" office:value-type="string">
            <text:p text:style-name="Table_20_Contents">set_find</text:p>
          </table:table-cell>
          <table:table-cell table:style-name="表格359.B2" office:value-type="string">
            <text:p text:style-name="Table_20_Contents">在set容器中查找指定的数据。</text:p>
          </table:table-cell>
        </table:table-row>
        <table:table-row>
          <table:table-cell table:style-name="表格359.A2" office:value-type="string">
            <text:p text:style-name="Table_20_Contents">set_clear</text:p>
          </table:table-cell>
          <table:table-cell table:style-name="表格359.B2" office:value-type="string">
            <text:p text:style-name="Table_20_Contents">清空set容器。</text:p>
          </table:table-cell>
        </table:table-row>
        <table:table-row>
          <table:table-cell table:style-name="表格359.A2" office:value-type="string">
            <text:p text:style-name="Table_20_Contents">set_count</text:p>
          </table:table-cell>
          <table:table-cell table:style-name="表格359.B2" office:value-type="string">
            <text:p text:style-name="Table_20_Contents">返回set容器中指定数据的数量。</text:p>
          </table:table-cell>
        </table:table-row>
        <table:table-row>
          <table:table-cell table:style-name="表格359.A2" office:value-type="string">
            <text:p text:style-name="Table_20_Contents">set_lower_bound</text:p>
          </table:table-cell>
          <table:table-cell table:style-name="表格359.B2" office:value-type="string">
            <text:p text:style-name="Table_20_Contents">返回指向第一个大于等于指定数据的迭代器。</text:p>
          </table:table-cell>
        </table:table-row>
        <table:table-row>
          <table:table-cell table:style-name="表格359.A2" office:value-type="string">
            <text:p text:style-name="Table_20_Contents">set_upper_bound</text:p>
          </table:table-cell>
          <table:table-cell table:style-name="表格359.B2" office:value-type="string">
            <text:p text:style-name="Table_20_Contents">返回指向第一个大于指定数据的迭代器。</text:p>
          </table:table-cell>
        </table:table-row>
        <table:table-row>
          <table:table-cell table:style-name="表格359.A2" office:value-type="string">
            <text:p text:style-name="Table_20_Contents">set_equal_range</text:p>
          </table:table-cell>
          <table:table-cell table:style-name="表格359.B2" office:value-type="string">
            <text:p text:style-name="Table_20_Contents">返回包含指定数据的数据区间。</text:p>
          </table:table-cell>
        </table:table-row>
        <table:table-row>
          <table:table-cell table:style-name="表格359.A2" office:value-type="string">
            <text:p text:style-name="Table_20_Contents">set_equal</text:p>
          </table:table-cell>
          <table:table-cell table:style-name="表格359.B2" office:value-type="string">
            <text:p text:style-name="Table_20_Contents">测试两个set容器是否相等。</text:p>
          </table:table-cell>
        </table:table-row>
        <table:table-row>
          <table:table-cell table:style-name="表格359.A2" office:value-type="string">
            <text:p text:style-name="Table_20_Contents">set_not_equal</text:p>
          </table:table-cell>
          <table:table-cell table:style-name="表格359.B2" office:value-type="string">
            <text:p text:style-name="Table_20_Contents">测试两个set容器是否不等。</text:p>
          </table:table-cell>
        </table:table-row>
        <table:table-row>
          <table:table-cell table:style-name="表格359.A2" office:value-type="string">
            <text:p text:style-name="Table_20_Contents">set_less</text:p>
          </table:table-cell>
          <table:table-cell table:style-name="表格359.B2" office:value-type="string">
            <text:p text:style-name="Table_20_Contents">测试第一个set容器是否小于第二个set容器。</text:p>
          </table:table-cell>
        </table:table-row>
        <table:table-row>
          <table:table-cell table:style-name="表格359.A2" office:value-type="string">
            <text:p text:style-name="Table_20_Contents">set_less_equal</text:p>
          </table:table-cell>
          <table:table-cell table:style-name="表格359.B2" office:value-type="string">
            <text:p text:style-name="Table_20_Contents">测试第一个set容器是否小于等于第二个set容器。</text:p>
          </table:table-cell>
        </table:table-row>
        <table:table-row>
          <table:table-cell table:style-name="表格359.A2" office:value-type="string">
            <text:p text:style-name="Table_20_Contents">set_greater</text:p>
          </table:table-cell>
          <table:table-cell table:style-name="表格359.B2" office:value-type="string">
            <text:p text:style-name="Table_20_Contents">测试第一个set容器是否大于第二个set容器。</text:p>
          </table:table-cell>
        </table:table-row>
        <table:table-row>
          <table:table-cell table:style-name="表格359.A2" office:value-type="string">
            <text:p text:style-name="Table_20_Contents">set_greater_equal</text:p>
          </table:table-cell>
          <table:table-cell table:style-name="表格359.B2" office:value-type="string">
            <text:p text:style-name="Table_20_Contents">测试第一个set容器是否大于等于第二个set容器。</text:p>
          </table:table-cell>
        </table:table-row>
        <table:table-row>
          <table:table-cell table:style-name="表格359.A2" office:value-type="string">
            <text:p text:style-name="Table_20_Contents">set_swap</text:p>
          </table:table-cell>
          <table:table-cell table:style-name="表格359.B2" office:value-type="string">
            <text:p text:style-name="Table_20_Contents">交换两个set容器。</text:p>
          </table:table-cell>
        </table:table-row>
        <text:soft-page-break/>
        <table:table-row>
          <table:table-cell table:style-name="表格359.A2" office:value-type="string">
            <text:p text:style-name="Table_20_Contents">set_insert</text:p>
          </table:table-cell>
          <table:table-cell table:style-name="表格359.B2" office:value-type="string">
            <text:p text:style-name="Table_20_Contents">向set中插入数据，数据必须唯一。</text:p>
          </table:table-cell>
        </table:table-row>
        <table:table-row>
          <table:table-cell table:style-name="表格359.A2" office:value-type="string">
            <text:p text:style-name="Table_20_Contents">set_insert_hint</text:p>
          </table:table-cell>
          <table:table-cell table:style-name="表格359.B2" office:value-type="string">
            <text:p text:style-name="Table_20_Contents">向set中线索位置插入数据，数据必须唯一。</text:p>
          </table:table-cell>
        </table:table-row>
        <table:table-row>
          <table:table-cell table:style-name="表格359.A2" office:value-type="string">
            <text:p text:style-name="Table_20_Contents">set_insert_range</text:p>
          </table:table-cell>
          <table:table-cell table:style-name="表格359.B2" office:value-type="string">
            <text:p text:style-name="Table_20_Contents">向set中插入指定的数据区间，数据必须唯一。</text:p>
          </table:table-cell>
        </table:table-row>
        <table:table-row>
          <table:table-cell table:style-name="表格359.A2" office:value-type="string">
            <text:p text:style-name="Table_20_Contents">set_erase_pos</text:p>
          </table:table-cell>
          <table:table-cell table:style-name="表格359.B2" office:value-type="string">
            <text:p text:style-name="Table_20_Contents">删除set中指定位置的数据。</text:p>
          </table:table-cell>
        </table:table-row>
        <table:table-row>
          <table:table-cell table:style-name="表格359.A2" office:value-type="string">
            <text:p text:style-name="Table_20_Contents">set_erase_range</text:p>
          </table:table-cell>
          <table:table-cell table:style-name="表格359.B2" office:value-type="string">
            <text:p text:style-name="Table_20_Contents">删除set中指定数据区间的数据。</text:p>
          </table:table-cell>
        </table:table-row>
        <table:table-row>
          <table:table-cell table:style-name="表格359.A2" office:value-type="string">
            <text:p text:style-name="Table_20_Contents">set_erase</text:p>
          </table:table-cell>
          <table:table-cell table:style-name="表格359.B2" office:value-type="string">
            <text:p text:style-name="Table_20_Contents">删除set中指定的数据。</text:p>
          </table:table-cell>
        </table:table-row>
      </table:table>
      <text:p text:style-name="P27"/>
      <text:p text:style-name="P22">函数原型</text:p>
      <table:table table:name="表格360" table:style-name="表格360">
        <table:table-column table:style-name="表格360.A"/>
        <table:table-row>
          <table:table-cell table:style-name="表格360.A1" office:value-type="string">
            <text:p text:style-name="P33">set_t* create_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set容器的指针，否则返回NULL。</text:p>
      <text:p text:style-name="P27">注意：</text:p>
      <text:p text:style-name="P27"><text:tab/>关于类型描述参考第四章，创建失败返回NULL。</text:p>
      <text:p text:style-name="P22"/>
      <table:table table:name="表格361" table:style-name="表格361">
        <table:table-column table:style-name="表格361.A"/>
        <table:table-row>
          <table:table-cell table:style-name="表格361.A1" office:value-type="string">
            <text:p text:style-name="P33">void set_init(set_t* pset_set);</text:p>
          </table:table-cell>
        </table:table-row>
      </table:table>
      <text:p text:style-name="P11">描述：</text:p>
      <text:p text:style-name="P11"><text:tab/>初始化set迭代器。</text:p>
      <text:p text:style-name="P11">参数：</text:p>
      <text:p text:style-name="P11"><text:tab/>pset_set<text:tab/><text:tab/><text:tab/>set容器。</text:p>
      <text:p text:style-name="P27">返回值：</text:p>
      <text:p text:style-name="P11"><text:tab/>无。</text:p>
      <text:p text:style-name="P11">注意：</text:p>
      <text:p text:style-name="P27"><text:tab/>pset_set == NULL则函数的行为是未定义的，pset_set必须是使用create_set()创建的，否则函数的行为是未定义的，这个函数使用类型默认的比较函数。</text:p>
      <text:p text:style-name="P22"/>
      <table:table table:name="表格362" table:style-name="表格362">
        <table:table-column table:style-name="表格362.A"/>
        <table:table-row>
          <table:table-cell table:style-name="表格362.A1" office:value-type="string">
            <text:p text:style-name="P33">void set_init_copy(set_t* pset_dest, const set_t* cpset_src);</text:p>
          </table:table-cell>
        </table:table-row>
      </table:table>
      <text:p text:style-name="P11">描述：</text:p>
      <text:p text:style-name="P11"><text:tab/>使用已经存在的set初始化set迭代器。</text:p>
      <text:p text:style-name="P11">参数：</text:p>
      <text:p text:style-name="P11"><text:tab/>pset_dest<text:tab/><text:tab/><text:tab/>目的set容器。</text:p>
      <text:p text:style-name="P11"><text:tab/>cpsett_src<text:tab/><text:tab/>源set容器。</text:p>
      <text:p text:style-name="P27">返回值：</text:p>
      <text:p text:style-name="P11"><text:tab/>无。</text:p>
      <text:p text:style-name="P11">注意：</text:p>
      <text:p text:style-name="P27"><text:tab/>pset_dest == NULL或者cpsett_src == NULL则函数的行为是未定义的，pset_dest必须是使用create_set()创建的，cpset_src必须是已经初始化，否则函数的行为是未定义的。pset_dest和cpset_src保存的数据类型必须相同，否则函数<text:soft-page-break/>的行为是未定义。</text:p>
      <text:p text:style-name="P22"/>
      <table:table table:name="表格363" table:style-name="表格363">
        <table:table-column table:style-name="表格363.A"/>
        <table:table-row>
          <table:table-cell table:style-name="表格363.A1" office:value-type="string">
            <text:p text:style-name="P33">void set_init_copy_range(</text:p>
            <text:p text:style-name="P33"><text:s text:c="4"/>set_t* pset_dest, set_iterator_t it_begin, set_iterator_t it_end);</text:p>
          </table:table-cell>
        </table:table-row>
      </table:table>
      <text:p text:style-name="P11">描述：</text:p>
      <text:p text:style-name="P11"><text:tab/>使用指定的数据区间初始化rb tree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text:p>
      <text:p text:style-name="P22"/>
      <table:table table:name="表格364" table:style-name="表格364">
        <table:table-column table:style-name="表格364.A"/>
        <table:table-row>
          <table:table-cell table:style-name="表格364.A1" office:value-type="string">
            <text:p text:style-name="P33">void set_init_copy_range_ex(</text:p>
            <text:p text:style-name="P33"><text:s text:c="4"/>set_t* pt_dest, set_iterator_t it_begin, set_iterator_t it_end,</text:p>
            <text:p text:style-name="P33"><text:s text:c="4"/>binary_function_t t_compare);</text:p>
          </table:table-cell>
        </table:table-row>
      </table:table>
      <text:p text:style-name="P11">描述：</text:p>
      <text:p text:style-name="P11"><text:tab/>使用指定的数据区间和比较函数初始化set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365" table:style-name="表格365">
        <table:table-column table:style-name="表格365.A"/>
        <table:table-row>
          <table:table-cell table:style-name="表格365.A1" office:value-type="string">
            <text:p text:style-name="P33">void set_destroy(set_t* pset_set);</text:p>
          </table:table-cell>
        </table:table-row>
      </table:table>
      <text:p text:style-name="P11">描述：</text:p>
      <text:p text:style-name="P11"><text:tab/>销毁创建的set容器。</text:p>
      <text:p text:style-name="P11">参数：</text:p>
      <text:p text:style-name="P11"><text:tab/>pset_set<text:tab/><text:tab/>set容器。</text:p>
      <text:p text:style-name="P11">返回值：</text:p>
      <text:p text:style-name="P11"><text:tab/>无。</text:p>
      <text:p text:style-name="P11">注意：</text:p>
      <text:p text:style-name="P27"><text:soft-page-break/><text:tab/>如果pset_set == NULL则函数的行为是未定义的，pset_set必须是初始化或者是使用create_set()创建的，否则函数的行为是未定义的。</text:p>
      <text:p text:style-name="P22"/>
      <table:table table:name="表格366" table:style-name="表格366">
        <table:table-column table:style-name="表格366.A"/>
        <table:table-row>
          <table:table-cell table:style-name="表格366.A1" office:value-type="string">
            <text:p text:style-name="P33">void set_assign(set_t* pset_dest, const set_t* cpset_src);</text:p>
          </table:table-cell>
        </table:table-row>
      </table:table>
      <text:p text:style-name="P11">描述：</text:p>
      <text:p text:style-name="P11"><text:tab/>使用一个set为另一个set赋值。</text:p>
      <text:p text:style-name="P11">参数：</text:p>
      <text:p text:style-name="P11"><text:tab/>pset_dest<text:tab/><text:tab/>指向被赋值的set容器的指针。</text:p>
      <text:p text:style-name="P11"><text:tab/>cpset_src<text:tab/><text:tab/>指向赋值的set容器的指针。</text:p>
      <text:p text:style-name="P11">返回值：</text:p>
      <text:p text:style-name="P11"><text:tab/>无。</text:p>
      <text:p text:style-name="P11">注意：</text:p>
      <text:p text:style-name="P27"><text:tab/>如果 pset_dest == NULL或者cpset_src == NULL则函数的行为是未定义的，两个set必须已经初始化的，否则函数的行为是未定义的。两个set容器中保存的数据类型不同函数的行为是未定义的。如果set_equal(pset_dest, cpset_src)那么函数不做任何动作。</text:p>
      <text:p text:style-name="P22"/>
      <table:table table:name="表格367" table:style-name="表格367">
        <table:table-column table:style-name="表格367.A"/>
        <table:table-row>
          <table:table-cell table:style-name="表格367.A1" office:value-type="string">
            <text:p text:style-name="P33">size_t set_size(const set_t* cpset_set);</text:p>
          </table:table-cell>
        </table:table-row>
      </table:table>
      <text:p text:style-name="P11">描述：</text:p>
      <text:p text:style-name="P11"><text:tab/>获得set容器中保存的数据的个数。</text:p>
      <text:p text:style-name="P11">参数：</text:p>
      <text:p text:style-name="P11"><text:tab/>cpset_set<text:tab/><text:tab/>set容器。</text:p>
      <text:p text:style-name="P11">返回值：</text:p>
      <text:p text:style-name="P11"><text:tab/>set容器中保存的数据的个数。</text:p>
      <text:p text:style-name="P27">注意：</text:p>
      <text:p text:style-name="P27"><text:tab/>如果cpset_set == NULL则函数的行为是未定义的，cpset_set必须是已经初始化的set容器，否则函数的行为是未定义的。</text:p>
      <text:p text:style-name="P22"/>
      <table:table table:name="表格368" table:style-name="表格368">
        <table:table-column table:style-name="表格368.A"/>
        <table:table-row>
          <table:table-cell table:style-name="表格368.A1" office:value-type="string">
            <text:p text:style-name="P33"><text:span text:style-name="T37">bool</text:span>_t set_empty(const set_t* cpset_set);</text:p>
          </table:table-cell>
        </table:table-row>
      </table:table>
      <text:p text:style-name="P11">描述：</text:p>
      <text:p text:style-name="P11"><text:tab/><text:span text:style-name="T37">测试set容器是否为空</text:span>。</text:p>
      <text:p text:style-name="P11">参数：</text:p>
      <text:p text:style-name="P11"><text:tab/>cpset_set<text:tab/><text:tab/>set容器。</text:p>
      <text:p text:style-name="P11">返回值：</text:p>
      <text:p text:style-name="P11"><text:tab/><text:span text:style-name="T37">如果set容器为空则返回true，否则返回false</text:span>。</text:p>
      <text:p text:style-name="P27">注意：</text:p>
      <text:p text:style-name="P27"><text:tab/>如果cpset_set == NULL则函数的行为是未定义的，cpset_set必须是已经初始化的set容器，否则函数的行为是未定义的。</text:p>
      <text:p text:style-name="P22"/>
      <table:table table:name="表格369" table:style-name="表格369">
        <table:table-column table:style-name="表格369.A"/>
        <table:table-row>
          <table:table-cell table:style-name="表格369.A1" office:value-type="string">
            <text:p text:style-name="P33">size_t set_max_size(const set_t* cpset_set);</text:p>
          </table:table-cell>
        </table:table-row>
      </table:table>
      <text:p text:style-name="P11">描述：</text:p>
      <text:p text:style-name="P11"><text:tab/>获得set容器<text:span text:style-name="T37">中数据的最大数量</text:span>。</text:p>
      <text:p text:style-name="P11">参数：</text:p>
      <text:p text:style-name="P11"><text:soft-page-break/><text:tab/>cpset_set<text:tab/><text:tab/>set容器。</text:p>
      <text:p text:style-name="P11">返回值：</text:p>
      <text:p text:style-name="P11"><text:tab/>set容器中保存的数据的个数<text:span text:style-name="T37">的最大值</text:span>。</text:p>
      <text:p text:style-name="P27">注意：</text:p>
      <text:p text:style-name="P27"><text:tab/>如果cpset_set == NULL则函数的行为是未定义的，cpset_set必须是已经初始化的set容器，否则函数的行为是未定义的。</text:p>
      <text:p text:style-name="P22"/>
      <table:table table:name="表格370" table:style-name="表格370">
        <table:table-column table:style-name="表格370.A"/>
        <table:table-row>
          <table:table-cell table:style-name="表格370.A1" office:value-type="string">
            <text:p text:style-name="P33">set_iterator_t set_begin(const set_t* cpset_set);</text:p>
          </table:table-cell>
        </table:table-row>
      </table:table>
      <text:p text:style-name="P11">描述：</text:p>
      <text:p text:style-name="P11"><text:tab/>获得引用set容器中第一数据的迭代器。</text:p>
      <text:p text:style-name="P11">参数：</text:p>
      <text:p text:style-name="P11"><text:tab/>cpset_set<text:tab/><text:tab/>指向set容器的指针。</text:p>
      <text:p text:style-name="P11">返回值：</text:p>
      <text:p text:style-name="P11"><text:tab/>返回引用set容器中第一个数据的迭代器。</text:p>
      <text:p text:style-name="P11">注意：</text:p>
      <text:p text:style-name="P27"><text:tab/>如果cpset_set == NULL则函数的行为是未定义的，set容器必须已经初始化的，否则函数的行为是未定义的。如果set容器为空，则返回值与set_end(cpset_set)相等。</text:p>
      <text:p text:style-name="P22"/>
      <table:table table:name="表格371" table:style-name="表格371">
        <table:table-column table:style-name="表格371.A"/>
        <table:table-row>
          <table:table-cell table:style-name="表格371.A1" office:value-type="string">
            <text:p text:style-name="P33">set_iterator_t set_end(const set_t* cpset_set);</text:p>
          </table:table-cell>
        </table:table-row>
      </table:table>
      <text:p text:style-name="P11">描述：</text:p>
      <text:p text:style-name="P11"><text:tab/>获得引用set容器末尾的迭代器。</text:p>
      <text:p text:style-name="P11">参数：</text:p>
      <text:p text:style-name="P11"><text:tab/>cpset_set<text:tab/><text:tab/>指向set容器的指针。</text:p>
      <text:p text:style-name="P11">返回值：</text:p>
      <text:p text:style-name="P11"><text:tab/>返回引用set容器末尾的迭代器。</text:p>
      <text:p text:style-name="P11">注意：</text:p>
      <text:p text:style-name="P27"><text:tab/>如果cpset_set == NULL则函数的行为是未定义的，set容器必须已经初始化的，否则函数的行为是未定义的。</text:p>
      <text:p text:style-name="P22"/>
      <table:table table:name="表格372" table:style-name="表格372">
        <table:table-column table:style-name="表格372.A"/>
        <table:table-row>
          <table:table-cell table:style-name="表格372.A1" office:value-type="string">
            <text:p text:style-name="P33">binary_function_t set_key_comp(const set_t* cpset_set);</text:p>
          </table:table-cell>
        </table:table-row>
      </table:table>
      <text:p text:style-name="P11">描述：</text:p>
      <text:p text:style-name="P11"><text:tab/>返回set容器中的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3" table:style-name="表格373">
        <table:table-column table:style-name="表格373.A"/>
        <table:table-row>
          <table:table-cell table:style-name="表格373.A1" office:value-type="string">
            <text:p text:style-name="P33">binary_function_t set_value_comp(const set_t* cpset_set);</text:p>
          </table:table-cell>
        </table:table-row>
      </table:table>
      <text:p text:style-name="P11">描述：</text:p>
      <text:p text:style-name="P11"><text:tab/>返回set容器中的数据比较规则。</text:p>
      <text:p text:style-name="P11">参数：</text:p>
      <text:p text:style-name="P11"><text:soft-page-break/><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4" table:style-name="表格374">
        <table:table-column table:style-name="表格374.A"/>
        <table:table-row>
          <table:table-cell table:style-name="表格374.A1" office:value-type="string">
            <text:p text:style-name="P33">set_iterator_t set_find(const set_t* cpset_set, elem);</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5" table:style-name="表格375">
        <table:table-column table:style-name="表格375.A"/>
        <table:table-row>
          <table:table-cell table:style-name="表格375.A1" office:value-type="string">
            <text:p text:style-name="P33">void set_clear(set_t* pset_set);</text:p>
          </table:table-cell>
        </table:table-row>
      </table:table>
      <text:p text:style-name="P11">描述：</text:p>
      <text:p text:style-name="P11"><text:tab/><text:span text:style-name="T37">删除set容器中的所有数据</text:span>。</text:p>
      <text:p text:style-name="P11">参数：</text:p>
      <text:p text:style-name="P11"><text:tab/>pset_set<text:tab/><text:tab/>指向set容器的指针。</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text:p>
      <text:p text:style-name="P22"/>
      <table:table table:name="表格376" table:style-name="表格376">
        <table:table-column table:style-name="表格376.A"/>
        <table:table-row>
          <table:table-cell table:style-name="表格376.A1" office:value-type="string">
            <text:p text:style-name="P33">size_t set_count(const set_t* cpset_set, <text:span text:style-name="T37">elem</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7" table:style-name="表格377">
        <table:table-column table:style-name="表格377.A"/>
        <table:table-row>
          <table:table-cell table:style-name="表格377.A1" office:value-type="string">
            <text:p text:style-name="P33">set_iterator_t set_lower_bound(const set_t* cpset_set, <text:span text:style-name="T37">elem</text:span>);</text:p>
          </table:table-cell>
        </table:table-row>
      </table:table>
      <text:p text:style-name="P11">描述：</text:p>
      <text:p text:style-name="P11"><text:soft-page-break/><text:tab/>返回指向第一个大于等于指定数据的迭代器。</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8" table:style-name="表格378">
        <table:table-column table:style-name="表格378.A"/>
        <table:table-row>
          <table:table-cell table:style-name="表格378.A1" office:value-type="string">
            <text:p text:style-name="P33">set_iterator_t set_upper_bound(const set_t* cpset_set, <text:span text:style-name="T37">elem</text:span>);</text:p>
          </table:table-cell>
        </table:table-row>
      </table:table>
      <text:p text:style-name="P11">描述：</text:p>
      <text:p text:style-name="P11"><text:tab/>返回指向第一个大于指定数据的迭代器。</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9" table:style-name="表格379">
        <table:table-column table:style-name="表格379.A"/>
        <table:table-row>
          <table:table-cell table:style-name="表格379.A1" office:value-type="string">
            <text:p text:style-name="P33">range_t set_equal_range(const set_t* cpset_set, <text:span text:style-name="T37">elem</text:span>);</text:p>
          </table:table-cell>
        </table:table-row>
      </table:table>
      <text:p text:style-name="P11">描述：</text:p>
      <text:p text:style-name="P11"><text:tab/>返回包含指定数据的数据区间。</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set == NULL则函数的行为是未定义的，set容器必须已经初始化的，否则函数的行为是未定义的。要查找的数据必须与保存在set容器中的数据类型相同，否则函数的行为是未定义的。</text:p>
      <text:p text:style-name="P22"/>
      <table:table table:name="表格380" table:style-name="表格380">
        <table:table-column table:style-name="表格380.A"/>
        <table:table-row>
          <table:table-cell table:style-name="表格380.A1" office:value-type="string">
            <text:p text:style-name="P33">bool_t set_equal(const set_t* cpset_first, const set_t* cpset_second);</text:p>
          </table:table-cell>
        </table:table-row>
      </table:table>
      <text:p text:style-name="P11">描述：</text:p>
      <text:p text:style-name="P11"><text:tab/>测试两个set容器是否相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相等则返回true，否则返回false。</text:p>
      <text:p text:style-name="P11"><text:soft-page-break/>注意：</text:p>
      <text:p text:style-name="P27"><text:tab/>如果cpset_first == NULL或者cpset_second == NULL则函数的行为是未定义的，两个set必须已经初始化的，否则函数的行为是未定义的。两个set容器中保存的数据类型不同认为这两个容器不等。两个set容器相等是指容器中的数据对应相等，并且容器中数据的数量也相等。如果cpset_first == cpset_second那么返回true。</text:p>
      <text:p text:style-name="P22"/>
      <table:table table:name="表格381" table:style-name="表格381">
        <table:table-column table:style-name="表格381.A"/>
        <table:table-row>
          <table:table-cell table:style-name="表格381.A1" office:value-type="string">
            <text:p text:style-name="P33">bool_t set_not_equal(const set_t* cpset_first, const set_t* cpset_second);</text:p>
          </table:table-cell>
        </table:table-row>
      </table:table>
      <text:p text:style-name="P11">描述：</text:p>
      <text:p text:style-name="P11"><text:tab/>测试两个set容器是否不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不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两个set容器不等。两个set容器不等是指容器中的对应的数据不相等，如果对应的数据都相等，那就要看容器中数据的数量是否不等。如果cpset_first == cpset_second那么返回false。</text:p>
      <text:p text:style-name="P22"/>
      <table:table table:name="表格382" table:style-name="表格382">
        <table:table-column table:style-name="表格382.A"/>
        <table:table-row>
          <table:table-cell table:style-name="表格382.A1" office:value-type="string">
            <text:p text:style-name="P33">bool_t set_less(const set_t* cpset_first, const set_t* cpset_second);</text:p>
          </table:table-cell>
        </table:table-row>
      </table:table>
      <text:p text:style-name="P11">描述：</text:p>
      <text:p text:style-name="P11"><text:tab/>测试第一个set是否小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个set中的数据小于第二个set中对应的数据则返回true，如果大于则返回false，当两个set中的对应数据相等，第一个set中的数据数量小于第二个set中数据的数量返回true，否则返回false。如果cpset_first == cpset_second那么返回false。</text:p>
      <text:p text:style-name="P22"/>
      <table:table table:name="表格383" table:style-name="表格383">
        <table:table-column table:style-name="表格383.A"/>
        <table:table-row>
          <table:table-cell table:style-name="表格383.A1" office:value-type="string">
            <text:p text:style-name="P33">bool_t set_less_equal(const set_t* cpset_first, const set_t* cpset_second);</text:p>
          </table:table-cell>
        </table:table-row>
      </table:table>
      <text:p text:style-name="P11">描述：</text:p>
      <text:p text:style-name="P11"><text:tab/>测试第一个set是否小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等于第二个set容器则返回true，否则返回false。</text:p>
      <text:p text:style-name="P11">注意：</text:p>
      <text:p text:style-name="P27"><text:soft-page-break/><text:tab/>如果cpset_first == NULL或者cpset_second == NULL则函数的行为是未定义的，两个set必须已经初始化的，否则函数的行为是未定义的。两个set容器中保存的数据类型不同函数的行为是未定义的。如果cpset_first == cpset_second那么返回true。</text:p>
      <text:p text:style-name="P22"/>
      <table:table table:name="表格384" table:style-name="表格384">
        <table:table-column table:style-name="表格384.A"/>
        <table:table-row>
          <table:table-cell table:style-name="表格384.A1" office:value-type="string">
            <text:p text:style-name="P33">bool_t set_greater(const set_t* cpset_first, const set_t* cpset_second);</text:p>
          </table:table-cell>
        </table:table-row>
      </table:table>
      <text:p text:style-name="P11">描述：</text:p>
      <text:p text:style-name="P11"><text:tab/>测试第一个set是否大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set中的数据大于第二个set中的对应的数据则返回true，小于则返回false，当对应的数据相等的时候，如果第一个set中数据的数量大于第二个set中数据的数量的时候返回true否则返回false。如果cpset_first == cpset_second那么返回false。</text:p>
      <text:p text:style-name="P22"/>
      <table:table table:name="表格385" table:style-name="表格385">
        <table:table-column table:style-name="表格385.A"/>
        <table:table-row>
          <table:table-cell table:style-name="表格385.A1" office:value-type="string">
            <text:p text:style-name="P33">bool_t set_greater_equal(const set_t* cpset_first, const set_t* cpset_second);</text:p>
          </table:table-cell>
        </table:table-row>
      </table:table>
      <text:p text:style-name="P11">描述：</text:p>
      <text:p text:style-name="P11"><text:tab/>测试第一个set是否大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等于第二个set容器则返回true，否则返回false。</text:p>
      <text:p text:style-name="P11">注意：</text:p>
      <text:p text:style-name="P27"><text:tab/>如果 cpset_first == NULL或者cpt_second == NULL则函数的行为是未定义的，两个set必须已经初始化的，否则函数的行为是未定义的。两个set容器中保存的数据类型不同函数的行为是未定义的。如果 cpset_first == cpset_second 那么返回true。</text:p>
      <text:p text:style-name="P22"/>
      <table:table table:name="表格386" table:style-name="表格386">
        <table:table-column table:style-name="表格386.A"/>
        <table:table-row>
          <table:table-cell table:style-name="表格386.A1" office:value-type="string">
            <text:p text:style-name="P33">void set_swap(set_t* pset_first, set_t* pset_second);</text:p>
          </table:table-cell>
        </table:table-row>
      </table:table>
      <text:p text:style-name="P11">描述：</text:p>
      <text:p text:style-name="P11"><text:tab/><text:span text:style-name="T37">交换两个set容器。</text:span></text:p>
      <text:p text:style-name="P11">参数：</text:p>
      <text:p text:style-name="P11"><text:tab/>pset_first<text:tab/><text:tab/><text:tab/>指向set容器的指针。</text:p>
      <text:p text:style-name="P11"><text:tab/>pset_second<text:tab/><text:tab/>指向set容器的指针。</text:p>
      <text:p text:style-name="P11">返回值：</text:p>
      <text:p text:style-name="P11"><text:tab/><text:span text:style-name="T37">无</text:span>。</text:p>
      <text:p text:style-name="P11">注意：</text:p>
      <text:p text:style-name="P27"><text:tab/>如果 pset_first == NULL或者pset_second == NULL则函数的行为是未定义的，两个set必须已经初始化的，否则函数的行为是未定义的。两个set容器中保存的数据类型不同函数的行为是未定义的。如果set_equal(pset_first, <text:soft-page-break/>pset_second)，函数不执行任何动作。</text:p>
      <text:p text:style-name="P22"/>
      <table:table table:name="表格387" table:style-name="表格387">
        <table:table-column table:style-name="表格387.A"/>
        <table:table-row>
          <table:table-cell table:style-name="表格387.A1" office:value-type="string">
            <text:p text:style-name="P33"><text:span text:style-name="T25">set_iterator_t</text:span> set_insert(set_t* pset_set, <text:span text:style-name="T37">elem</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88" table:style-name="表格388">
        <table:table-column table:style-name="表格388.A"/>
        <table:table-row>
          <table:table-cell table:style-name="表格388.A1" office:value-type="string">
            <text:p text:style-name="P33"><text:span text:style-name="T25">set_iterator_t</text:span> set_insert_hint(set_t* pset_set, set_iterator_t it_hint, <text:span text:style-name="T37">elem</text:span>);</text:p>
          </table:table-cell>
        </table:table-row>
      </table:table>
      <text:p text:style-name="P11">描述：</text:p>
      <text:p text:style-name="P11"><text:tab/><text:span text:style-name="T37">向set容器中的线索位置插入唯一的数据。</text:span></text:p>
      <text:p text:style-name="P11">参数：</text:p>
      <text:p text:style-name="P11"><text:tab/>pset_set<text:tab/><text:tab/>指向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set == NULL则函数的行为是未定义的，set容器必须已经初始化的，否则函数的行为是未定义的。插入的数据必须与保存在set容器中的数据类型相同，否则函数的行为是未定义的。</text:p>
      <text:p text:style-name="P22"/>
      <table:table table:name="表格389" table:style-name="表格389">
        <table:table-column table:style-name="表格389.A"/>
        <table:table-row>
          <table:table-cell table:style-name="表格389.A1" office:value-type="string">
            <text:p text:style-name="P33"><text:span text:style-name="T25">void</text:span> set_insert_range(</text:p>
            <text:p text:style-name="P33"><text:s text:c="4"/>set_t* pset_set, <text:span text:style-name="T37">set_iterator_t it_begin, _set_iterator_t it_end</text:span>);</text:p>
          </table:table-cell>
        </table:table-row>
      </table:table>
      <text:p text:style-name="P11">描述：</text:p>
      <text:p text:style-name="P11"><text:tab/><text:span text:style-name="T37">向set中插入指定的数据区间，数据必须唯一。</text:span></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set_set == NULL则函数的行为是未定义的，set容器必须已经初始化的，否则函数的行为是未定义的。[it_begin, it_end)必须是有效的数据区间并且与保存在set容器中的数据类型相同，否则函数的行为是未定义的。[it_begin, it_end)必须不属于pset_set，否则函数的行为是未定义的。</text:p>
      <text:p text:style-name="P22"/>
      <table:table table:name="表格390" table:style-name="表格390">
        <table:table-column table:style-name="表格390.A"/>
        <text:soft-page-break/>
        <table:table-row>
          <table:table-cell table:style-name="表格390.A1" office:value-type="string">
            <text:p text:style-name="P33">void set_erase_pos(set_t* pset_set, set_iterator_t it_pos);</text:p>
          </table:table-cell>
        </table:table-row>
      </table:table>
      <text:p text:style-name="P11">描述：</text:p>
      <text:p text:style-name="P11"><text:tab/>删除set容器中指定位置的数据。</text:p>
      <text:p text:style-name="P11">参数：</text:p>
      <text:p text:style-name="P11"><text:tab/>pset_set<text:tab/><text:tab/>指向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pos是属于pset_set容器的有效的迭代器，否则函数的行为是未定义的。</text:p>
      <text:p text:style-name="P22"/>
      <table:table table:name="表格391" table:style-name="表格391">
        <table:table-column table:style-name="表格391.A"/>
        <table:table-row>
          <table:table-cell table:style-name="表格391.A1" office:value-type="string">
            <text:p text:style-name="P33">void set_erase_range(</text:p>
            <text:p text:style-name="P33"><text:s text:c="4"/>set_t* pset_set, set_iterator_t it_begin, set_iterator_t it_end);</text:p>
          </table:table-cell>
        </table:table-row>
      </table:table>
      <text:p text:style-name="P11">描述：</text:p>
      <text:p text:style-name="P11"><text:tab/>删除set中指定数据区间的数据。</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begin, it_end)必须属于pset_set，否则函数的行为是未定义的。</text:p>
      <text:p text:style-name="P22"/>
      <table:table table:name="表格392" table:style-name="表格392">
        <table:table-column table:style-name="表格392.A"/>
        <table:table-row>
          <table:table-cell table:style-name="表格392.A1" office:value-type="string">
            <text:p text:style-name="P33">void set_erase(set_t* pset_set, elem);</text:p>
          </table:table-cell>
        </table:table-row>
      </table:table>
      <text:p text:style-name="P11">描述：</text:p>
      <text:p text:style-name="P11"><text:tab/><text:span text:style-name="T37">删除set中指定的数据。</text:span></text:p>
      <text:p text:style-name="P11">参数：</text:p>
      <text:p text:style-name="P11"><text:tab/>pset_set<text:tab/><text:tab/>指向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ext:p text:style-name="P22"/>
      <text:p text:style-name="P22"/>
      <text:p text:style-name="P22"/>
      <text:p text:style-name="P22"/>
      <text:p text:style-name="P22"><text:soft-page-break/></text:p>
      <text:p text:style-name="P22"/>
      <text:p text:style-name="P22"/>
      <text:p text:style-name="P22"/>
      <text:p text:style-name="P22"/>
      <text:list xml:id="list37406816" text:continue-numbering="true" text:style-name="WW8Num13">
        <text:list-item>
          <text:list>
            <text:list-item>
              <text:h text:style-name="P60" text:outline-level="2">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3">set_iterator_t 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3">void _set_iterator_get_value(set_iterator_t it_iter, void* pv_value);</text:p>
          </table:table-cell>
        </table:table-row>
      </table:table>
      <text:p text:style-name="P11">描述：</text:p>
      <text:p text:style-name="P11"><text:tab/>获得迭代器引用的数据。</text:p>
      <text:p text:style-name="P11">参数：</text:p>
      <text:p text:style-name="P11"><text:tab/>it_iter<text:tab/><text:tab/>set迭代器。</text:p>
      <text:p text:style-name="P11"><text:tab/>pv_value<text:tab/><text:tab/>保存数据的缓冲区。</text:p>
      <text:p text:style-name="P11">返回值：</text:p>
      <text:p text:style-name="P11"><text:soft-page-break/><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able:table-row>
          <table:table-cell table:style-name="表格353.A1" office:value-type="string">
            <text:p text:style-name="P33">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3">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3">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
      <table:table table:name="表格356" table:style-name="表格356">
        <table:table-column table:style-name="表格356.A"/>
        <table:table-row>
          <table:table-cell table:style-name="表格356.A1" office:value-type="string">
            <text:p text:style-name="P33">bool_t _set_iterator_equal(set_iterator_t it_first, set_iterator_t it_second);</text:p>
          </table:table-cell>
        </table:table-row>
      </table:table>
      <text:p text:style-name="P11">描述：</text:p>
      <text:p text:style-name="P11"><text:tab/>测试两个迭代器是否相等。</text:p>
      <text:p text:style-name="P11">参数：</text:p>
      <text:p text:style-name="P11"><text:soft-page-break/><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代器引用相同的数据。</text:p>
      <text:p text:style-name="P22"/>
      <table:table table:name="表格357" table:style-name="表格357">
        <table:table-column table:style-name="表格357.A"/>
        <table:table-row>
          <table:table-cell table:style-name="表格357.A1" office:value-type="string">
            <text:p text:style-name="P33">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3">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7"><text:tab/>两个iter是属于同一个set容器的有效的set迭代器，否则函数的行为是未定义的。</text:p>
      <text:p text:style-name="P22"/>
      <text:list xml:id="list37435679" text:continue-numbering="true" text:style-name="WW8Num13">
        <text:list-item>
          <text:list>
            <text:list-item>
              <text:h text:style-name="P60" text:outline-level="2">内部和辅助接口</text:h>
            </text:list-item>
          </text:list>
        </text:list-item>
      </text:list>
      <text:p text:style-name="P22"><text:tab/>set提供的内部接口是为了给外部几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ext:soft-page-break/>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3">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3">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soft-page-break/><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3">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
      <table:table table:name="表格333" table:style-name="表格333">
        <table:table-column table:style-name="表格333.A"/>
        <table:table-row>
          <table:table-cell table:style-name="表格333.A1" office:value-type="string">
            <text:p text:style-name="P33">set_iterator_t _set_find(const set_t* cpset_set, ...);</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3">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3">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soft-page-break/><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3">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3">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3">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text:soft-page-break/></text:p>
      <table:table table:name="表格338" table:style-name="表格338">
        <table:table-column table:style-name="表格338.A"/>
        <table:table-row>
          <table:table-cell table:style-name="表格338.A1" office:value-type="string">
            <text:p text:style-name="P33">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41" table:style-name="表格341">
        <table:table-column table:style-name="表格341.A"/>
        <table:table-row>
          <table:table-cell table:style-name="表格341.A1" office:value-type="string">
            <text:p text:style-name="P33">set_iterator_t _set_upper_bound_varg(const set_t* cpset_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3">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3">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soft-page-break/><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3">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3">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3"><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text:soft-page-break/></text:p>
      <table:table table:name="表格346" table:style-name="表格346">
        <table:table-column table:style-name="表格346.A"/>
        <table:table-row>
          <table:table-cell table:style-name="表格346.A1" office:value-type="string">
            <text:p text:style-name="P33"><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7" table:style-name="表格347">
        <table:table-column table:style-name="表格347.A"/>
        <table:table-row>
          <table:table-cell table:style-name="表格347.A1" office:value-type="string">
            <text:p text:style-name="P33"><text:span text:style-name="T25">set_iterator_t</text:span> _set_insert_hint(set_t* pset_set, set_iterator_t it_hin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3"><text:span text:style-name="T25">set_iterator_t</text:span> _set_insert_hint_varg(</text:p>
            <text:p text:style-name="P33"><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3">void _set_init_elem_auxiliary(set_t* pset_set, void* pv_value);</text:p>
          </table:table-cell>
        </table:table-row>
      </table:table>
      <text:p text:style-name="P11">描述：</text:p>
      <text:p text:style-name="P11"><text:soft-page-break/><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3">void _set_get_varg_value_auxiliary(</text:p>
            <text:p text:style-name="P33"><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3">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7"/>
      <text:p text:style-name="P22"><text:tab/>multiset提供的内部接口是为了给外部几口使用。</text:p>
      <table:table table:name="表格396" table:style-name="表格396">
        <table:table-column table:style-name="表格396.A"/>
        <table:table-column table:style-name="表格396.B"/>
        <text:soft-page-break/>
        <table:table-row>
          <table:table-cell table:style-name="表格396.A1" office:value-type="string">
            <text:p text:style-name="Table_20_Contents">_create_multiset</text:p>
          </table:table-cell>
          <table:table-cell table:style-name="表格396.B1" office:value-type="string">
            <text:p text:style-name="Table_20_Contents">创建multiset容器。</text:p>
          </table:table-cell>
        </table:table-row>
        <table:table-row>
          <table:table-cell table:style-name="表格396.A2" office:value-type="string">
            <text:p text:style-name="Table_20_Contents">_create_multiset_auxiliary</text:p>
          </table:table-cell>
          <table:table-cell table:style-name="表格396.B2" office:value-type="string">
            <text:p text:style-name="Table_20_Contents">创建multiset容器的辅助函数。</text:p>
          </table:table-cell>
        </table:table-row>
        <table:table-row>
          <table:table-cell table:style-name="表格396.A2" office:value-type="string">
            <text:p text:style-name="Table_20_Contents">_multiset_destroy_auxiliary</text:p>
          </table:table-cell>
          <table:table-cell table:style-name="表格396.B2" office:value-type="string">
            <text:p text:style-name="Table_20_Contents">销毁multiset容器的辅助函数。</text:p>
          </table:table-cell>
        </table:table-row>
        <table:table-row>
          <table:table-cell table:style-name="表格396.A2" office:value-type="string">
            <text:p text:style-name="Table_20_Contents">_multiset_find</text:p>
          </table:table-cell>
          <table:table-cell table:style-name="表格396.B2" office:value-type="string">
            <text:p text:style-name="Table_20_Contents">在multiset容器中查找指定的数据。</text:p>
          </table:table-cell>
        </table:table-row>
        <table:table-row>
          <table:table-cell table:style-name="表格396.A2" office:value-type="string">
            <text:p text:style-name="Table_20_Contents">_multiset_find_varg</text:p>
          </table:table-cell>
          <table:table-cell table:style-name="表格396.B2" office:value-type="string">
            <text:p text:style-name="Table_20_Contents">在multiset容器中查找指定的数据，数据来自于可变参数列表。</text:p>
          </table:table-cell>
        </table:table-row>
        <table:table-row>
          <table:table-cell table:style-name="表格396.A2" office:value-type="string">
            <text:p text:style-name="Table_20_Contents">_multiset_count</text:p>
          </table:table-cell>
          <table:table-cell table:style-name="表格396.B2" office:value-type="string">
            <text:p text:style-name="Table_20_Contents">返回multiset容器中指定数据的数量。</text:p>
          </table:table-cell>
        </table:table-row>
        <table:table-row>
          <table:table-cell table:style-name="表格396.A2" office:value-type="string">
            <text:p text:style-name="Table_20_Contents">_multiset_count_varg</text:p>
          </table:table-cell>
          <table:table-cell table:style-name="表格396.B2" office:value-type="string">
            <text:p text:style-name="Table_20_Contents">返回multiset容器中指定数据的数量，数据来自于可变参数列表。</text:p>
          </table:table-cell>
        </table:table-row>
        <table:table-row>
          <table:table-cell table:style-name="表格396.A2" office:value-type="string">
            <text:p text:style-name="Table_20_Contents">_multiset_lower_bound</text:p>
          </table:table-cell>
          <table:table-cell table:style-name="表格396.B2" office:value-type="string">
            <text:p text:style-name="Table_20_Contents">返回指向第一个大于等于指定数据的迭代器。</text:p>
          </table:table-cell>
        </table:table-row>
        <table:table-row>
          <table:table-cell table:style-name="表格396.A2" office:value-type="string">
            <text:p text:style-name="Table_20_Contents">_multiset_lower_bound_varg</text:p>
          </table:table-cell>
          <table:table-cell table:style-name="表格396.B2" office:value-type="string">
            <text:p text:style-name="Table_20_Contents">返回指向第一个大于等于指定数据的迭代器，数据来自于可变参数列表。</text:p>
          </table:table-cell>
        </table:table-row>
        <table:table-row>
          <table:table-cell table:style-name="表格396.A2" office:value-type="string">
            <text:p text:style-name="Table_20_Contents">_multiset_upper_bound</text:p>
          </table:table-cell>
          <table:table-cell table:style-name="表格396.B2" office:value-type="string">
            <text:p text:style-name="Table_20_Contents">返回指向第一个大于指定数据的迭代器。</text:p>
          </table:table-cell>
        </table:table-row>
        <table:table-row>
          <table:table-cell table:style-name="表格396.A2" office:value-type="string">
            <text:p text:style-name="Table_20_Contents">_multiset_upper_bound_varg</text:p>
          </table:table-cell>
          <table:table-cell table:style-name="表格396.B2" office:value-type="string">
            <text:p text:style-name="Table_20_Contents">返回指向第一个大于指定数据的迭代器，数据来自于可变参数列表。</text:p>
          </table:table-cell>
        </table:table-row>
        <table:table-row>
          <table:table-cell table:style-name="表格396.A2" office:value-type="string">
            <text:p text:style-name="Table_20_Contents">_multiset_equal_range</text:p>
          </table:table-cell>
          <table:table-cell table:style-name="表格396.B2" office:value-type="string">
            <text:p text:style-name="Table_20_Contents">返回包含指定数据的数据区间。</text:p>
          </table:table-cell>
        </table:table-row>
        <table:table-row>
          <table:table-cell table:style-name="表格396.A2" office:value-type="string">
            <text:p text:style-name="Table_20_Contents">_multiset_equal_range_varg</text:p>
          </table:table-cell>
          <table:table-cell table:style-name="表格396.B2" office:value-type="string">
            <text:p text:style-name="Table_20_Contents">返回包含指定数据的数据区间，数据来自于可变参数列表。</text:p>
          </table:table-cell>
        </table:table-row>
        <table:table-row>
          <table:table-cell table:style-name="表格396.A2" office:value-type="string">
            <text:p text:style-name="Table_20_Contents">_multiset_erase</text:p>
          </table:table-cell>
          <table:table-cell table:style-name="表格396.B2" office:value-type="string">
            <text:p text:style-name="Table_20_Contents">删除multiset中指定的数据。</text:p>
          </table:table-cell>
        </table:table-row>
        <table:table-row>
          <table:table-cell table:style-name="表格396.A2" office:value-type="string">
            <text:p text:style-name="Table_20_Contents">_multiset_erase_varg</text:p>
          </table:table-cell>
          <table:table-cell table:style-name="表格396.B2" office:value-type="string">
            <text:p text:style-name="Table_20_Contents">删除multiset中指定的数据，数据来自于可变参数列表。</text:p>
          </table:table-cell>
        </table:table-row>
        <table:table-row>
          <table:table-cell table:style-name="表格396.A2" office:value-type="string">
            <text:p text:style-name="Table_20_Contents">_multiset_inser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sert_hin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hin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it_elem_auxiliary</text:p>
          </table:table-cell>
          <table:table-cell table:style-name="表格396.B2" office:value-type="string">
            <text:p text:style-name="Table_20_Contents">初始化数据的辅助函数。</text:p>
          </table:table-cell>
        </table:table-row>
      </table:table>
      <text:p text:style-name="P22"/>
      <text:p text:style-name="P22">函数原型</text:p>
      <table:table table:name="表格397" table:style-name="表格397">
        <table:table-column table:style-name="表格397.A"/>
        <table:table-row>
          <table:table-cell table:style-name="表格397.A1" office:value-type="string">
            <text:p text:style-name="P33">multiset_t* _create_multiset(const char* s_typename);</text:p>
          </table:table-cell>
        </table:table-row>
      </table:table>
      <text:p text:style-name="P11">描述：</text:p>
      <text:p text:style-name="P11"><text:tab/>创建一个multiset迭代器。</text:p>
      <text:p text:style-name="P11">参数：</text:p>
      <text:p text:style-name="P11"><text:tab/>s_typename<text:tab/><text:tab/>类型描述。</text:p>
      <text:p text:style-name="P11">返回值：</text:p>
      <text:p text:style-name="P11"><text:tab/>成功返回指向multiset容器的指针，否则返回NULL。</text:p>
      <text:p text:style-name="P27">注意：</text:p>
      <text:p text:style-name="P27"><text:tab/>s_typename != NULL，否则函数的行为是未定义的。</text:p>
      <text:p text:style-name="P22"/>
      <table:table table:name="表格398" table:style-name="表格398">
        <table:table-column table:style-name="表格398.A"/>
        <table:table-row>
          <table:table-cell table:style-name="表格398.A1" office:value-type="string">
            <text:p text:style-name="P33">bool_t _create_multiset_auxiliary(multiset_t* pmset_mset, const char* s_typename);</text:p>
          </table:table-cell>
        </table:table-row>
      </table:table>
      <text:p text:style-name="P11">描述：</text:p>
      <text:p text:style-name="P11"><text:tab/>创建一个multiset容器的辅助函数。</text:p>
      <text:p text:style-name="P11">参数：</text:p>
      <text:p text:style-name="P27"><text:soft-page-break/><text:tab/>pmset_mset<text:tab/><text:tab/>没有创建的multiset容器。</text:p>
      <text:p text:style-name="P11"><text:tab/>s_typename<text:tab/><text:tab/>multiset中保存的数据类型的名字。</text:p>
      <text:p text:style-name="P11">返回值：</text:p>
      <text:p text:style-name="P11"><text:tab/>创建成功返回true, 否则返回false。</text:p>
      <text:p text:style-name="P11">注意：</text:p>
      <text:p text:style-name="P27"><text:tab/>如果pmset_mset == NULL 或者s_typename == NULL则函数的行为是未定义的。s_typename必须是C内建类型，libcstl内建类型以及已经注册的用户自定义类型，否则创建失败。</text:p>
      <text:p text:style-name="P22"/>
      <table:table table:name="表格399" table:style-name="表格399">
        <table:table-column table:style-name="表格399.A"/>
        <table:table-row>
          <table:table-cell table:style-name="表格399.A1" office:value-type="string">
            <text:p text:style-name="P33">void _multiset_destroy_auxiliary(multiset_t* pmset_mset);</text:p>
          </table:table-cell>
        </table:table-row>
      </table:table>
      <text:p text:style-name="P11">描述：</text:p>
      <text:p text:style-name="P11"><text:tab/>销毁multiset容器的辅助函数。</text:p>
      <text:p text:style-name="P11">参数：</text:p>
      <text:p text:style-name="P11"><text:tab/>pmset_mset<text:tab/><text:tab/>multiset容器。</text:p>
      <text:p text:style-name="P11">返回值：</text:p>
      <text:p text:style-name="P11"><text:tab/>无。</text:p>
      <text:p text:style-name="P11">注意：</text:p>
      <text:p text:style-name="P27"><text:tab/>如果pmset_mset == NULL或者multiset不是使用_create_multiset生成的则函数的行为是未定义的。</text:p>
      <text:p text:style-name="P22"/>
      <table:table table:name="表格400" table:style-name="表格400">
        <table:table-column table:style-name="表格400.A"/>
        <table:table-row>
          <table:table-cell table:style-name="表格400.A1" office:value-type="string">
            <text:p text:style-name="P33">multiset_iterator_t _multiset_find(const multiset_t* cpmset_mset, ...);</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1" table:style-name="表格401">
        <table:table-column table:style-name="表格401.A"/>
        <table:table-row>
          <table:table-cell table:style-name="表格401.A1" office:value-type="string">
            <text:p text:style-name="P33">multiset_iterator_t _multiset_find_varg(</text:p>
            <text:p text:style-name="P33"><text:s text:c="4"/>const multiset_t* cpmset_mset, va_list val_elemlist);</text:p>
          </table:table-cell>
        </table:table-row>
      </table:table>
      <text:p text:style-name="P11">描述：</text:p>
      <text:p text:style-name="P11"><text:tab/>在multiset容器中查找指定的数据，数据来自于参数列表。</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text:soft-page-break/></text:p>
      <table:table table:name="表格402" table:style-name="表格402">
        <table:table-column table:style-name="表格402.A"/>
        <table:table-row>
          <table:table-cell table:style-name="表格402.A1" office:value-type="string">
            <text:p text:style-name="P33">size_t _multiset_count(const multiset_t* cpmset_mset, <text:span text:style-name="T37">...</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3" table:style-name="表格403">
        <table:table-column table:style-name="表格403.A"/>
        <table:table-row>
          <table:table-cell table:style-name="表格403.A1" office:value-type="string">
            <text:p text:style-name="P33">size_t _multiset_count_varg(const multiset_t* cpmset_mset, <text:span text:style-name="T37">va_list val_elemlist</text:span>);</text:p>
          </table:table-cell>
        </table:table-row>
      </table:table>
      <text:p text:style-name="P11">描述：</text:p>
      <text:p text:style-name="P11"><text:tab/><text:span text:style-name="T37">返回multiset容器中指定数据的数量，数据来自于参数列表。</text:span></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4" table:style-name="表格404">
        <table:table-column table:style-name="表格404.A"/>
        <table:table-row>
          <table:table-cell table:style-name="表格404.A1" office:value-type="string">
            <text:p text:style-name="P33">multiset_iterator_t _multiset_lower_bound(const multiset_t* cpmset_mset, <text:span text:style-name="T37">...</text:span>);</text:p>
          </table:table-cell>
        </table:table-row>
      </table:table>
      <text:p text:style-name="P11">描述：</text:p>
      <text:p text:style-name="P11"><text:tab/>返回指向第一个大于等于指定数据的迭代器。</text:p>
      <text:p text:style-name="P11">参数：</text:p>
      <text:p text:style-name="P11"><text:tab/>cpmset_mset<text:tab/><text:tab/>指multi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5" table:style-name="表格405">
        <table:table-column table:style-name="表格405.A"/>
        <table:table-row>
          <table:table-cell table:style-name="表格405.A1" office:value-type="string">
            <text:p text:style-name="P33">multiset_iterator_t _multiset_lower_bound_varg(</text:p>
            <text:p text:style-name="P33"><text:s text:c="4"/>const multiset_t* cpmset_m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soft-page-break/><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6" table:style-name="表格406">
        <table:table-column table:style-name="表格406.A"/>
        <table:table-row>
          <table:table-cell table:style-name="表格406.A1" office:value-type="string">
            <text:p text:style-name="P33">multiset_iterator_t _multiset_upper_bound(const multiset_t* cpmset_mset, <text:span text:style-name="T37">...</text:span>);</text:p>
          </table:table-cell>
        </table:table-row>
      </table:table>
      <text:p text:style-name="P11">描述：</text:p>
      <text:p text:style-name="P11"><text:tab/>返回指向第一个大于指定数据的迭代器。</text:p>
      <text:p text:style-name="P11">参数：</text:p>
      <text:p text:style-name="P11"><text:tab/>cpmset_mset<text:tab/><text:tab/>指multi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7" table:style-name="表格407">
        <table:table-column table:style-name="表格407.A"/>
        <table:table-row>
          <table:table-cell table:style-name="表格407.A1" office:value-type="string">
            <text:p text:style-name="P33">multiset_iterator_t _multiset_upper_bound_varg(</text:p>
            <text:p text:style-name="P33"><text:s text:c="4"/>const multiset_t* cpmset_m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8" table:style-name="表格408">
        <table:table-column table:style-name="表格408.A"/>
        <table:table-row>
          <table:table-cell table:style-name="表格408.A1" office:value-type="string">
            <text:p text:style-name="P33">range_t _multiset_equal_range(const multiset_t* cpmset_mset, <text:span text:style-name="T37">...</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soft-page-break/><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9" table:style-name="表格409">
        <table:table-column table:style-name="表格409.A"/>
        <table:table-row>
          <table:table-cell table:style-name="表格409.A1" office:value-type="string">
            <text:p text:style-name="P33">range_t _multiset_equal_range_varg(</text:p>
            <text:p text:style-name="P33"><text:s text:c="4"/>const multiset_t* cpmset_mset, <text:span text:style-name="T37">va_list val_elemlist</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10" table:style-name="表格410">
        <table:table-column table:style-name="表格410.A"/>
        <table:table-row>
          <table:table-cell table:style-name="表格410.A1" office:value-type="string">
            <text:p text:style-name="P33">void _multiset_erase(multiset_t* pmset_mset, ...);</text:p>
          </table:table-cell>
        </table:table-row>
      </table:table>
      <text:p text:style-name="P11">描述：</text:p>
      <text:p text:style-name="P11"><text:tab/><text:span text:style-name="T37">删除multiset中指定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1" table:style-name="表格411">
        <table:table-column table:style-name="表格411.A"/>
        <table:table-row>
          <table:table-cell table:style-name="表格411.A1" office:value-type="string">
            <text:p text:style-name="P33">void _multiset_erase_varg(multiset_t* pmset_mset, <text:span text:style-name="T37">va_list val_elemlist</text:span>);</text:p>
          </table:table-cell>
        </table:table-row>
      </table:table>
      <text:p text:style-name="P11">描述：</text:p>
      <text:p text:style-name="P11"><text:tab/><text:span text:style-name="T37">删除multiset中指定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2" table:style-name="表格412">
        <table:table-column table:style-name="表格412.A"/>
        <table:table-row>
          <table:table-cell table:style-name="表格412.A1" office:value-type="string">
            <text:p text:style-name="P33"><text:span text:style-name="T25">multiset_iterator_t</text:span> _multiset_insert(multiset_t* pmset_mset, <text:span text:style-name="T37">...</text:span>);</text:p>
          </table:table-cell>
        </table:table-row>
      </table:table>
      <text:p text:style-name="P11">描述：</text:p>
      <text:p text:style-name="P11"><text:soft-page-break/><text:tab/><text:span text:style-name="T37">向multiset容器中插入唯一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3" table:style-name="表格413">
        <table:table-column table:style-name="表格413.A"/>
        <table:table-row>
          <table:table-cell table:style-name="表格413.A1" office:value-type="string">
            <text:p text:style-name="P33"><text:span text:style-name="T25">multiset_iterator_t</text:span> _multiset_insert_varg(</text:p>
            <text:p text:style-name="P33"><text:s text:c="4"/>multiset_t* pmset_mset, <text:span text:style-name="T37">va_list val_elemlist</text:span>);</text:p>
          </table:table-cell>
        </table:table-row>
      </table:table>
      <text:p text:style-name="P11">描述：</text:p>
      <text:p text:style-name="P11"><text:tab/><text:span text:style-name="T37">向multiset容器中插入唯一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4" table:style-name="表格414">
        <table:table-column table:style-name="表格414.A"/>
        <table:table-row>
          <table:table-cell table:style-name="表格414.A1" office:value-type="string">
            <text:p text:style-name="P33"><text:span text:style-name="T25">multiset_iterator_t</text:span> _multiset_insert_hint(</text:p>
            <text:p text:style-name="P33"><text:s text:c="4"/>multiset_t* pmset_mset, multiset_iterator_t it_hin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5" table:style-name="表格415">
        <table:table-column table:style-name="表格415.A"/>
        <table:table-row>
          <table:table-cell table:style-name="表格415.A1" office:value-type="string">
            <text:p text:style-name="P33"><text:span text:style-name="T25">multiset_iterator_t</text:span> _multiset_insert_hint_varg(</text:p>
            <text:p text:style-name="P33"><text:s text:c="4"/>multiset_t* pmset_mset, multiset_iterator_t it_hint, <text:span text:style-name="T37">va_list val_elemlist</text:span>);</text:p>
          </table:table-cell>
        </table:table-row>
      </table:table>
      <text:p text:style-name="P11">描述：</text:p>
      <text:p text:style-name="P11"><text:tab/><text:span text:style-name="T37">向multiset容器中插入唯一的数据，数据来自于可变参数列表。</text:span></text:p>
      <text:p text:style-name="P11">参数：</text:p>
      <text:p text:style-name="P11"><text:soft-page-break/><text:tab/>pmset_mset<text:tab/><text:tab/>指向multi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6" table:style-name="表格416">
        <table:table-column table:style-name="表格416.A"/>
        <table:table-row>
          <table:table-cell table:style-name="表格416.A1" office:value-type="string">
            <text:p text:style-name="P33">void _multiset_init_elem_auxiliary(multiset_t* pmset_mset, void* pv_value);</text:p>
          </table:table-cell>
        </table:table-row>
      </table:table>
      <text:p text:style-name="P11">描述：</text:p>
      <text:p text:style-name="P11"><text:tab/>初始化数据的辅助函数。</text:p>
      <text:p text:style-name="P11">参数：</text:p>
      <text:p text:style-name="P11"><text:tab/>pmset_mset<text:tab/>multiset容器。</text:p>
      <text:p text:style-name="P11"><text:tab/>pv_value<text:tab/><text:tab/>初始化的数据。</text:p>
      <text:p text:style-name="P11">返回值：</text:p>
      <text:p text:style-name="P11"><text:tab/>无。</text:p>
      <text:p text:style-name="P11">注意：</text:p>
      <text:p text:style-name="P27"><text:tab/>如果pmset_mset == NULL或者pv_value == NULL ，那么函数的行为是未定义的。pmset_mset必须是初始化的或者是使用_create_multiset()创建的，否则函数的行为是未定义的。</text:p>
      <text:p text:style-name="P22"/>
      <text:p text:style-name="P22"><text:tab/>multiset提供了少量的辅助函数。</text:p>
      <table:table table:name="表格393" table:style-name="表格393">
        <table:table-column table:style-name="表格393.A"/>
        <table:table-column table:style-name="表格393.B"/>
        <table:table-row>
          <table:table-cell table:style-name="表格393.A1" office:value-type="string">
            <text:p text:style-name="Table_20_Contents">_multiset_get_varg_value_auxiliary</text:p>
          </table:table-cell>
          <table:table-cell table:style-name="表格393.B1" office:value-type="string">
            <text:p text:style-name="Table_20_Contents">根据multiset容器中数据的类型获得可变参数列表中的数据。</text:p>
          </table:table-cell>
        </table:table-row>
        <table:table-row>
          <table:table-cell table:style-name="表格393.A2" office:value-type="string">
            <text:p text:style-name="Table_20_Contents">_multiset_destroy_varg_value_auxiliary</text:p>
          </table:table-cell>
          <table:table-cell table:style-name="表格393.B2" office:value-type="string">
            <text:p text:style-name="Table_20_Contents">销毁从可变参数列表中获得的数据。</text:p>
          </table:table-cell>
        </table:table-row>
      </table:table>
      <text:p text:style-name="P22"/>
      <table:table table:name="表格394" table:style-name="表格394">
        <table:table-column table:style-name="表格394.A"/>
        <table:table-row>
          <table:table-cell table:style-name="表格394.A1" office:value-type="string">
            <text:p text:style-name="P33">void _multiset_get_varg_value_auxiliary(</text:p>
            <text:p text:style-name="P33"><text:s text:c="4"/>multiset_t* pmset_mset, va_list val_elemlist, void* pv_varg);</text:p>
          </table:table-cell>
        </table:table-row>
      </table:table>
      <text:p text:style-name="P11">描述：</text:p>
      <text:p text:style-name="P11"><text:tab/>从可变参数列表中获得与multiset中的数据类型相同的数据。</text:p>
      <text:p text:style-name="P11">参数：</text:p>
      <text:p text:style-name="P11"><text:tab/>pmset_multiset<text:tab/>multi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mset_mset == NULL或者pv_varg == NULL，那么函数的行为是未定义的。pmset_mset必须是已经初始化或者是由create_multiset()创建的multiset容器，否则函数的行为是未定义的。</text:p>
      <text:p text:style-name="P22"/>
      <table:table table:name="表格395" table:style-name="表格395">
        <table:table-column table:style-name="表格395.A"/>
        <table:table-row>
          <table:table-cell table:style-name="表格395.A1" office:value-type="string">
            <text:p text:style-name="P33">void _multiset_destroy_varg_value_auxiliary(multiset_t* pmset_mset, void* pv_varg);</text:p>
          </table:table-cell>
        </table:table-row>
      </table:table>
      <text:p text:style-name="P11">描述：</text:p>
      <text:p text:style-name="P11"><text:tab/>销毁与multiset中的数据类型相同的数据。</text:p>
      <text:p text:style-name="P11"><text:soft-page-break/>参数：</text:p>
      <text:p text:style-name="P11"><text:tab/>pmset_mset<text:tab/><text:tab/>mset容器。</text:p>
      <text:p text:style-name="P11"><text:tab/>pv_varg<text:tab/><text:tab/><text:tab/>保存数据的缓冲区。</text:p>
      <text:p text:style-name="P11">返回值：</text:p>
      <text:p text:style-name="P11"><text:tab/>无。</text:p>
      <text:p text:style-name="P11">注意：</text:p>
      <text:p text:style-name="P27"><text:tab/>如果pset_mset == NULL或者pv_varg == NULL，那么函数的行为是未定义的。pmset_mset必须是已经初始化或者是由create_multiset()创建的multiset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7411501" text:continue-numbering="true" text:style-name="WW8Num13">
        <text:list-item>
          <text:h text:style-name="P53" text:outline-level="1">libcstl 2.1<text:span text:style-name="T20">更新</text:span></text:h>
          <text:list>
            <text:list-item>
              <text:h text:style-name="P63" text:outline-level="2"><text:span text:style-name="T6">libcstl 2.1</text:span><text:span text:style-name="T3">新特性</text:span></text:h>
            </text:list-item>
          </text:list>
        </text:list-item>
      </text:list>
      <text:list xml:id="list35662455"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list xml:id="list37412162" text:continue-list="list37411501" text:style-name="WW8Num13">
        <text:list-item>
          <text:list>
            <text:list-item>
              <text:h text:style-name="P63" text:outline-level="2"><text:span text:style-name="T6">libcstl 2.1</text:span><text:span text:style-name="T3">改善</text:span></text:h>
            </text:list-item>
          </text:list>
        </text:list-item>
      </text:list>
      <text:list xml:id="list35658458"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37427917" text:continue-list="list37412162" text:style-name="WW8Num13">
        <text:list-item>
          <text:list>
            <text:list-item>
              <text:h text:style-name="P63" text:outline-level="2"><text:span text:style-name="T6">libcstl 2.1</text:span><text:span text:style-name="T3">代码的优化</text:span></text:h>
            </text:list-item>
          </text:list>
        </text:list-item>
      </text:list>
      <text:list xml:id="list37413839" text:continue-list="list35658458"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text:soft-page-break/>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text:soft-page-break/>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37408670" text:continue-list="list37427917" text:style-name="WW8Num13">
        <text:list-item>
          <text:h text:style-name="P53"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ext:soft-page-break/>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ext:soft-page-break/>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7-17T17:29:37.19</dc:date>
    <meta:editing-cycles>2082</meta:editing-cycles>
    <meta:editing-duration>P27DT1H15M19S</meta:editing-duration>
    <meta:generator>OpenOffice.org/3.3$Win32 OpenOffice.org_project/330m20$Build-9567</meta:generator>
    <dc:creator>Bo Wang</dc:creator>
    <meta:document-statistic meta:table-count="968" meta:image-count="58" meta:object-count="0" meta:page-count="393" meta:paragraph-count="12586" meta:word-count="100494" meta:character-count="374641"/>
  </office:meta>
</office:document-meta>
</file>